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672.77pt" svg:y="48.19pt">
            <loext:p draw:notify-on-update-of-ranges="Sheet1.C4:Sheet1.C103 Sheet1.C2:Sheet1.C2 Sheet1.D4:Sheet1.D103 Sheet1.E4:Sheet1.E103 Sheet1.E2:Sheet1.E2 Sheet1.F4:Sheet1.F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 drag</text:p>
          </table:table-cell>
          <table:table-cell/>
          <table:table-cell office:value-type="string" calcext:value-type="string">
            <text:p>dra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951" calcext:value-type="float">
            <text:p>0.03951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0.03947" calcext:value-type="float">
            <text:p>0.03947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78039" calcext:value-type="float">
            <text:p>0.078039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0.07788" calcext:value-type="float">
            <text:p>0.07788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115587" calcext:value-type="float">
            <text:p>0.115587</text:p>
          </table:table-cell>
          <table:table-cell office:value-type="float" office:value="0.11964" calcext:value-type="float">
            <text:p>0.11964</text:p>
          </table:table-cell>
          <table:table-cell office:value-type="float" office:value="0.115232" calcext:value-type="float">
            <text:p>0.115232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152155" calcext:value-type="float">
            <text:p>0.152155</text:p>
          </table:table-cell>
          <table:table-cell office:value-type="float" office:value="0.159361" calcext:value-type="float">
            <text:p>0.159361</text:p>
          </table:table-cell>
          <table:table-cell office:value-type="float" office:value="0.15153" calcext:value-type="float">
            <text:p>0.15153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187742" calcext:value-type="float">
            <text:p>0.187742</text:p>
          </table:table-cell>
          <table:table-cell office:value-type="float" office:value="0.199002" calcext:value-type="float">
            <text:p>0.199002</text:p>
          </table:table-cell>
          <table:table-cell office:value-type="float" office:value="0.186773" calcext:value-type="float">
            <text:p>0.18677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222348" calcext:value-type="float">
            <text:p>0.222348</text:p>
          </table:table-cell>
          <table:table-cell office:value-type="float" office:value="0.238564" calcext:value-type="float">
            <text:p>0.238564</text:p>
          </table:table-cell>
          <table:table-cell office:value-type="float" office:value="0.220966" calcext:value-type="float">
            <text:p>0.220966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0.255974" calcext:value-type="float">
            <text:p>0.255974</text:p>
          </table:table-cell>
          <table:table-cell office:value-type="float" office:value="0.278047" calcext:value-type="float">
            <text:p>0.278047</text:p>
          </table:table-cell>
          <table:table-cell office:value-type="float" office:value="0.25411" calcext:value-type="float">
            <text:p>0.25411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288619" calcext:value-type="float">
            <text:p>0.288619</text:p>
          </table:table-cell>
          <table:table-cell office:value-type="float" office:value="0.317451" calcext:value-type="float">
            <text:p>0.317451</text:p>
          </table:table-cell>
          <table:table-cell office:value-type="float" office:value="0.286207" calcext:value-type="float">
            <text:p>0.286207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float" office:value="0.320283" calcext:value-type="float">
            <text:p>0.320283</text:p>
          </table:table-cell>
          <table:table-cell office:value-type="float" office:value="0.356776" calcext:value-type="float">
            <text:p>0.356776</text:p>
          </table:table-cell>
          <table:table-cell office:value-type="float" office:value="0.317259" calcext:value-type="float">
            <text:p>0.317259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50967" calcext:value-type="float">
            <text:p>0.350967</text:p>
          </table:table-cell>
          <table:table-cell office:value-type="float" office:value="0.396023" calcext:value-type="float">
            <text:p>0.396023</text:p>
          </table:table-cell>
          <table:table-cell office:value-type="float" office:value="0.347268" calcext:value-type="float">
            <text:p>0.347268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0.44" calcext:value-type="float">
            <text:p>0.44</text:p>
          </table:table-cell>
          <table:table-cell office:value-type="float" office:value="0.38067" calcext:value-type="float">
            <text:p>0.38067</text:p>
          </table:table-cell>
          <table:table-cell office:value-type="float" office:value="0.435191" calcext:value-type="float">
            <text:p>0.435191</text:p>
          </table:table-cell>
          <table:table-cell office:value-type="float" office:value="0.376236" calcext:value-type="float">
            <text:p>0.376236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office:value-type="float" office:value="0.409392" calcext:value-type="float">
            <text:p>0.409392</text:p>
          </table:table-cell>
          <table:table-cell office:value-type="float" office:value="0.47428" calcext:value-type="float">
            <text:p>0.47428</text:p>
          </table:table-cell>
          <table:table-cell office:value-type="float" office:value="0.404166" calcext:value-type="float">
            <text:p>0.40416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0.52" calcext:value-type="float">
            <text:p>0.52</text:p>
          </table:table-cell>
          <table:table-cell office:value-type="float" office:value="0.437134" calcext:value-type="float">
            <text:p>0.437134</text:p>
          </table:table-cell>
          <table:table-cell office:value-type="float" office:value="0.513292" calcext:value-type="float">
            <text:p>0.513292</text:p>
          </table:table-cell>
          <table:table-cell office:value-type="float" office:value="0.43106" calcext:value-type="float">
            <text:p>0.43106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  <table:table-cell office:value-type="float" office:value="0.463895" calcext:value-type="float">
            <text:p>0.463895</text:p>
          </table:table-cell>
          <table:table-cell office:value-type="float" office:value="0.552225" calcext:value-type="float">
            <text:p>0.552225</text:p>
          </table:table-cell>
          <table:table-cell office:value-type="float" office:value="0.456918" calcext:value-type="float">
            <text:p>0.45691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0.489675" calcext:value-type="float">
            <text:p>0.489675</text:p>
          </table:table-cell>
          <table:table-cell office:value-type="float" office:value="0.591081" calcext:value-type="float">
            <text:p>0.591081</text:p>
          </table:table-cell>
          <table:table-cell office:value-type="float" office:value="0.481745" calcext:value-type="float">
            <text:p>0.48174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0.514475" calcext:value-type="float">
            <text:p>0.514475</text:p>
          </table:table-cell>
          <table:table-cell office:value-type="float" office:value="0.629858" calcext:value-type="float">
            <text:p>0.629858</text:p>
          </table:table-cell>
          <table:table-cell office:value-type="float" office:value="0.505541" calcext:value-type="float">
            <text:p>0.505541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538294" calcext:value-type="float">
            <text:p>0.538294</text:p>
          </table:table-cell>
          <table:table-cell office:value-type="float" office:value="0.668559" calcext:value-type="float">
            <text:p>0.668559</text:p>
          </table:table-cell>
          <table:table-cell office:value-type="float" office:value="0.528309" calcext:value-type="float">
            <text:p>0.528309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72" calcext:value-type="float">
            <text:p>0.72</text:p>
          </table:table-cell>
          <table:table-cell office:value-type="float" office:value="0.561132" calcext:value-type="float">
            <text:p>0.561132</text:p>
          </table:table-cell>
          <table:table-cell office:value-type="float" office:value="0.707182" calcext:value-type="float">
            <text:p>0.707182</text:p>
          </table:table-cell>
          <table:table-cell office:value-type="float" office:value="0.550051" calcext:value-type="float">
            <text:p>0.550051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  <table:table-cell office:value-type="float" office:value="0.58299" calcext:value-type="float">
            <text:p>0.58299</text:p>
          </table:table-cell>
          <table:table-cell office:value-type="float" office:value="0.745727" calcext:value-type="float">
            <text:p>0.745727</text:p>
          </table:table-cell>
          <table:table-cell office:value-type="float" office:value="0.570768" calcext:value-type="float">
            <text:p>0.57076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603867" calcext:value-type="float">
            <text:p>0.603867</text:p>
          </table:table-cell>
          <table:table-cell office:value-type="float" office:value="0.784196" calcext:value-type="float">
            <text:p>0.784196</text:p>
          </table:table-cell>
          <table:table-cell office:value-type="float" office:value="0.590464" calcext:value-type="float">
            <text:p>0.590464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0.84" calcext:value-type="float">
            <text:p>0.84</text:p>
          </table:table-cell>
          <table:table-cell office:value-type="float" office:value="0.623763" calcext:value-type="float">
            <text:p>0.623763</text:p>
          </table:table-cell>
          <table:table-cell office:value-type="float" office:value="0.822587" calcext:value-type="float">
            <text:p>0.822587</text:p>
          </table:table-cell>
          <table:table-cell office:value-type="float" office:value="0.609139" calcext:value-type="float">
            <text:p>0.60913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88" calcext:value-type="float">
            <text:p>0.88</text:p>
          </table:table-cell>
          <table:table-cell office:value-type="float" office:value="0.642679" calcext:value-type="float">
            <text:p>0.642679</text:p>
          </table:table-cell>
          <table:table-cell office:value-type="float" office:value="0.860902" calcext:value-type="float">
            <text:p>0.860902</text:p>
          </table:table-cell>
          <table:table-cell office:value-type="float" office:value="0.626797" calcext:value-type="float">
            <text:p>0.626797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0.92" calcext:value-type="float">
            <text:p>0.92</text:p>
          </table:table-cell>
          <table:table-cell office:value-type="float" office:value="0.660614" calcext:value-type="float">
            <text:p>0.660614</text:p>
          </table:table-cell>
          <table:table-cell office:value-type="float" office:value="0.89914" calcext:value-type="float">
            <text:p>0.89914</text:p>
          </table:table-cell>
          <table:table-cell office:value-type="float" office:value="0.643438" calcext:value-type="float">
            <text:p>0.64343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96" calcext:value-type="float">
            <text:p>0.96</text:p>
          </table:table-cell>
          <table:table-cell office:value-type="float" office:value="0.677568" calcext:value-type="float">
            <text:p>0.677568</text:p>
          </table:table-cell>
          <table:table-cell office:value-type="float" office:value="0.937302" calcext:value-type="float">
            <text:p>0.937302</text:p>
          </table:table-cell>
          <table:table-cell office:value-type="float" office:value="0.659066" calcext:value-type="float">
            <text:p>0.659066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93542" calcext:value-type="float">
            <text:p>0.693542</text:p>
          </table:table-cell>
          <table:table-cell office:value-type="float" office:value="0.975388" calcext:value-type="float">
            <text:p>0.975388</text:p>
          </table:table-cell>
          <table:table-cell office:value-type="float" office:value="0.673681" calcext:value-type="float">
            <text:p>0.673681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1.04" calcext:value-type="float">
            <text:p>1.04</text:p>
          </table:table-cell>
          <table:table-cell office:value-type="float" office:value="0.708535" calcext:value-type="float">
            <text:p>0.708535</text:p>
          </table:table-cell>
          <table:table-cell office:value-type="float" office:value="1.013397" calcext:value-type="float">
            <text:p>1.013397</text:p>
          </table:table-cell>
          <table:table-cell office:value-type="float" office:value="0.687287" calcext:value-type="float">
            <text:p>0.687287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1.08" calcext:value-type="float">
            <text:p>1.08</text:p>
          </table:table-cell>
          <table:table-cell office:value-type="float" office:value="0.722547" calcext:value-type="float">
            <text:p>0.722547</text:p>
          </table:table-cell>
          <table:table-cell office:value-type="float" office:value="1.05133" calcext:value-type="float">
            <text:p>1.05133</text:p>
          </table:table-cell>
          <table:table-cell office:value-type="float" office:value="0.699885" calcext:value-type="float">
            <text:p>0.699885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.12" calcext:value-type="float">
            <text:p>1.12</text:p>
          </table:table-cell>
          <table:table-cell office:value-type="float" office:value="0.735579" calcext:value-type="float">
            <text:p>0.735579</text:p>
          </table:table-cell>
          <table:table-cell office:value-type="float" office:value="1.089187" calcext:value-type="float">
            <text:p>1.089187</text:p>
          </table:table-cell>
          <table:table-cell office:value-type="float" office:value="0.711477" calcext:value-type="float">
            <text:p>0.71147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.16" calcext:value-type="float">
            <text:p>1.16</text:p>
          </table:table-cell>
          <table:table-cell office:value-type="float" office:value="0.74763" calcext:value-type="float">
            <text:p>0.74763</text:p>
          </table:table-cell>
          <table:table-cell office:value-type="float" office:value="1.126969" calcext:value-type="float">
            <text:p>1.126969</text:p>
          </table:table-cell>
          <table:table-cell office:value-type="float" office:value="0.722065" calcext:value-type="float">
            <text:p>0.72206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0.758701" calcext:value-type="float">
            <text:p>0.758701</text:p>
          </table:table-cell>
          <table:table-cell office:value-type="float" office:value="1.164675" calcext:value-type="float">
            <text:p>1.164675</text:p>
          </table:table-cell>
          <table:table-cell office:value-type="float" office:value="0.731651" calcext:value-type="float">
            <text:p>0.731651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1.24" calcext:value-type="float">
            <text:p>1.24</text:p>
          </table:table-cell>
          <table:table-cell office:value-type="float" office:value="0.76879" calcext:value-type="float">
            <text:p>0.76879</text:p>
          </table:table-cell>
          <table:table-cell office:value-type="float" office:value="1.202306" calcext:value-type="float">
            <text:p>1.202306</text:p>
          </table:table-cell>
          <table:table-cell office:value-type="float" office:value="0.740237" calcext:value-type="float">
            <text:p>0.740237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1.28" calcext:value-type="float">
            <text:p>1.28</text:p>
          </table:table-cell>
          <table:table-cell office:value-type="float" office:value="0.777899" calcext:value-type="float">
            <text:p>0.777899</text:p>
          </table:table-cell>
          <table:table-cell office:value-type="float" office:value="1.239861" calcext:value-type="float">
            <text:p>1.239861</text:p>
          </table:table-cell>
          <table:table-cell office:value-type="float" office:value="0.747826" calcext:value-type="float">
            <text:p>0.747826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1.32" calcext:value-type="float">
            <text:p>1.32</text:p>
          </table:table-cell>
          <table:table-cell office:value-type="float" office:value="0.786028" calcext:value-type="float">
            <text:p>0.786028</text:p>
          </table:table-cell>
          <table:table-cell office:value-type="float" office:value="1.277341" calcext:value-type="float">
            <text:p>1.277341</text:p>
          </table:table-cell>
          <table:table-cell office:value-type="float" office:value="0.754419" calcext:value-type="float">
            <text:p>0.754419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1.36" calcext:value-type="float">
            <text:p>1.36</text:p>
          </table:table-cell>
          <table:table-cell office:value-type="float" office:value="0.793175" calcext:value-type="float">
            <text:p>0.793175</text:p>
          </table:table-cell>
          <table:table-cell office:value-type="float" office:value="1.314746" calcext:value-type="float">
            <text:p>1.314746</text:p>
          </table:table-cell>
          <table:table-cell office:value-type="float" office:value="0.760018" calcext:value-type="float">
            <text:p>0.760018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1.4" calcext:value-type="float">
            <text:p>1.4</text:p>
          </table:table-cell>
          <table:table-cell office:value-type="float" office:value="0.799342" calcext:value-type="float">
            <text:p>0.799342</text:p>
          </table:table-cell>
          <table:table-cell office:value-type="float" office:value="1.352077" calcext:value-type="float">
            <text:p>1.352077</text:p>
          </table:table-cell>
          <table:table-cell office:value-type="float" office:value="0.764625" calcext:value-type="float">
            <text:p>0.764625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1.44" calcext:value-type="float">
            <text:p>1.44</text:p>
          </table:table-cell>
          <table:table-cell office:value-type="float" office:value="0.804529" calcext:value-type="float">
            <text:p>0.804529</text:p>
          </table:table-cell>
          <table:table-cell office:value-type="float" office:value="1.389333" calcext:value-type="float">
            <text:p>1.389333</text:p>
          </table:table-cell>
          <table:table-cell office:value-type="float" office:value="0.768242" calcext:value-type="float">
            <text:p>0.76824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1.48" calcext:value-type="float">
            <text:p>1.48</text:p>
          </table:table-cell>
          <table:table-cell office:value-type="float" office:value="0.808735" calcext:value-type="float">
            <text:p>0.808735</text:p>
          </table:table-cell>
          <table:table-cell office:value-type="float" office:value="1.426514" calcext:value-type="float">
            <text:p>1.426514</text:p>
          </table:table-cell>
          <table:table-cell office:value-type="float" office:value="0.770871" calcext:value-type="float">
            <text:p>0.770871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1.52" calcext:value-type="float">
            <text:p>1.52</text:p>
          </table:table-cell>
          <table:table-cell office:value-type="float" office:value="0.81196" calcext:value-type="float">
            <text:p>0.81196</text:p>
          </table:table-cell>
          <table:table-cell office:value-type="float" office:value="1.463621" calcext:value-type="float">
            <text:p>1.463621</text:p>
          </table:table-cell>
          <table:table-cell office:value-type="float" office:value="0.772514" calcext:value-type="float">
            <text:p>0.772514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1.56" calcext:value-type="float">
            <text:p>1.56</text:p>
          </table:table-cell>
          <table:table-cell office:value-type="float" office:value="0.814204" calcext:value-type="float">
            <text:p>0.814204</text:p>
          </table:table-cell>
          <table:table-cell office:value-type="float" office:value="1.500654" calcext:value-type="float">
            <text:p>1.500654</text:p>
          </table:table-cell>
          <table:table-cell office:value-type="float" office:value="0.773174" calcext:value-type="float">
            <text:p>0.773174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.815468" calcext:value-type="float">
            <text:p>0.815468</text:p>
          </table:table-cell>
          <table:table-cell office:value-type="float" office:value="1.537613" calcext:value-type="float">
            <text:p>1.537613</text:p>
          </table:table-cell>
          <table:table-cell office:value-type="float" office:value="0.772851" calcext:value-type="float">
            <text:p>0.772851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1.64" calcext:value-type="float">
            <text:p>1.64</text:p>
          </table:table-cell>
          <table:table-cell office:value-type="float" office:value="0.815751" calcext:value-type="float">
            <text:p>0.815751</text:p>
          </table:table-cell>
          <table:table-cell office:value-type="float" office:value="1.574497" calcext:value-type="float">
            <text:p>1.574497</text:p>
          </table:table-cell>
          <table:table-cell office:value-type="float" office:value="0.771548" calcext:value-type="float">
            <text:p>0.771548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1.679999" calcext:value-type="float">
            <text:p>1.679999</text:p>
          </table:table-cell>
          <table:table-cell office:value-type="float" office:value="0.815053" calcext:value-type="float">
            <text:p>0.815053</text:p>
          </table:table-cell>
          <table:table-cell office:value-type="float" office:value="1.611308" calcext:value-type="float">
            <text:p>1.611308</text:p>
          </table:table-cell>
          <table:table-cell office:value-type="float" office:value="0.769268" calcext:value-type="float">
            <text:p>0.769268</text:p>
          </table:table-cell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1.719999" calcext:value-type="float">
            <text:p>1.719999</text:p>
          </table:table-cell>
          <table:table-cell office:value-type="float" office:value="0.813375" calcext:value-type="float">
            <text:p>0.813375</text:p>
          </table:table-cell>
          <table:table-cell office:value-type="float" office:value="1.648046" calcext:value-type="float">
            <text:p>1.648046</text:p>
          </table:table-cell>
          <table:table-cell office:value-type="float" office:value="0.766011" calcext:value-type="float">
            <text:p>0.766011</text:p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1.759999" calcext:value-type="float">
            <text:p>1.759999</text:p>
          </table:table-cell>
          <table:table-cell office:value-type="float" office:value="0.810716" calcext:value-type="float">
            <text:p>0.810716</text:p>
          </table:table-cell>
          <table:table-cell office:value-type="float" office:value="1.68471" calcext:value-type="float">
            <text:p>1.68471</text:p>
          </table:table-cell>
          <table:table-cell office:value-type="float" office:value="0.76178" calcext:value-type="float">
            <text:p>0.76178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1.799999" calcext:value-type="float">
            <text:p>1.799999</text:p>
          </table:table-cell>
          <table:table-cell office:value-type="float" office:value="0.807076" calcext:value-type="float">
            <text:p>0.807076</text:p>
          </table:table-cell>
          <table:table-cell office:value-type="float" office:value="1.7213" calcext:value-type="float">
            <text:p>1.7213</text:p>
          </table:table-cell>
          <table:table-cell office:value-type="float" office:value="0.756577" calcext:value-type="float">
            <text:p>0.756577</text:p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1.839999" calcext:value-type="float">
            <text:p>1.839999</text:p>
          </table:table-cell>
          <table:table-cell office:value-type="float" office:value="0.802456" calcext:value-type="float">
            <text:p>0.802456</text:p>
          </table:table-cell>
          <table:table-cell office:value-type="float" office:value="1.757818" calcext:value-type="float">
            <text:p>1.757818</text:p>
          </table:table-cell>
          <table:table-cell office:value-type="float" office:value="0.750403" calcext:value-type="float">
            <text:p>0.750403</text:p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1.879999" calcext:value-type="float">
            <text:p>1.879999</text:p>
          </table:table-cell>
          <table:table-cell office:value-type="float" office:value="0.796855" calcext:value-type="float">
            <text:p>0.796855</text:p>
          </table:table-cell>
          <table:table-cell office:value-type="float" office:value="1.794262" calcext:value-type="float">
            <text:p>1.794262</text:p>
          </table:table-cell>
          <table:table-cell office:value-type="float" office:value="0.743262" calcext:value-type="float">
            <text:p>0.743262</text:p>
          </table:table-cell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1.919999" calcext:value-type="float">
            <text:p>1.919999</text:p>
          </table:table-cell>
          <table:table-cell office:value-type="float" office:value="0.790274" calcext:value-type="float">
            <text:p>0.790274</text:p>
          </table:table-cell>
          <table:table-cell office:value-type="float" office:value="1.830634" calcext:value-type="float">
            <text:p>1.830634</text:p>
          </table:table-cell>
          <table:table-cell office:value-type="float" office:value="0.735153" calcext:value-type="float">
            <text:p>0.735153</text:p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1.959999" calcext:value-type="float">
            <text:p>1.959999</text:p>
          </table:table-cell>
          <table:table-cell office:value-type="float" office:value="0.782711" calcext:value-type="float">
            <text:p>0.782711</text:p>
          </table:table-cell>
          <table:table-cell office:value-type="float" office:value="1.866932" calcext:value-type="float">
            <text:p>1.866932</text:p>
          </table:table-cell>
          <table:table-cell office:value-type="float" office:value="0.726081" calcext:value-type="float">
            <text:p>0.72608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999999" calcext:value-type="float">
            <text:p>1.999999</text:p>
          </table:table-cell>
          <table:table-cell office:value-type="float" office:value="0.774168" calcext:value-type="float">
            <text:p>0.774168</text:p>
          </table:table-cell>
          <table:table-cell office:value-type="float" office:value="1.903159" calcext:value-type="float">
            <text:p>1.903159</text:p>
          </table:table-cell>
          <table:table-cell office:value-type="float" office:value="0.716046" calcext:value-type="float">
            <text:p>0.716046</text:p>
          </table:table-cell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039999" calcext:value-type="float">
            <text:p>2.039999</text:p>
          </table:table-cell>
          <table:table-cell office:value-type="float" office:value="0.764645" calcext:value-type="float">
            <text:p>0.764645</text:p>
          </table:table-cell>
          <table:table-cell office:value-type="float" office:value="1.939312" calcext:value-type="float">
            <text:p>1.939312</text:p>
          </table:table-cell>
          <table:table-cell office:value-type="float" office:value="0.70505" calcext:value-type="float">
            <text:p>0.70505</text:p>
          </table:table-cell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079999" calcext:value-type="float">
            <text:p>2.079999</text:p>
          </table:table-cell>
          <table:table-cell office:value-type="float" office:value="0.75414" calcext:value-type="float">
            <text:p>0.75414</text:p>
          </table:table-cell>
          <table:table-cell office:value-type="float" office:value="1.975394" calcext:value-type="float">
            <text:p>1.975394</text:p>
          </table:table-cell>
          <table:table-cell office:value-type="float" office:value="0.693096" calcext:value-type="float">
            <text:p>0.693096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2.119999" calcext:value-type="float">
            <text:p>2.119999</text:p>
          </table:table-cell>
          <table:table-cell office:value-type="float" office:value="0.742656" calcext:value-type="float">
            <text:p>0.742656</text:p>
          </table:table-cell>
          <table:table-cell office:value-type="float" office:value="2.011403" calcext:value-type="float">
            <text:p>2.011403</text:p>
          </table:table-cell>
          <table:table-cell office:value-type="float" office:value="0.680185" calcext:value-type="float">
            <text:p>0.680185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2.159999" calcext:value-type="float">
            <text:p>2.159999</text:p>
          </table:table-cell>
          <table:table-cell office:value-type="float" office:value="0.73019" calcext:value-type="float">
            <text:p>0.73019</text:p>
          </table:table-cell>
          <table:table-cell office:value-type="float" office:value="2.04734" calcext:value-type="float">
            <text:p>2.04734</text:p>
          </table:table-cell>
          <table:table-cell office:value-type="float" office:value="0.666319" calcext:value-type="float">
            <text:p>0.666319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2.199999" calcext:value-type="float">
            <text:p>2.199999</text:p>
          </table:table-cell>
          <table:table-cell office:value-type="float" office:value="0.716744" calcext:value-type="float">
            <text:p>0.716744</text:p>
          </table:table-cell>
          <table:table-cell office:value-type="float" office:value="2.083205" calcext:value-type="float">
            <text:p>2.083205</text:p>
          </table:table-cell>
          <table:table-cell office:value-type="float" office:value="0.6515" calcext:value-type="float">
            <text:p>0.6515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2.239999" calcext:value-type="float">
            <text:p>2.239999</text:p>
          </table:table-cell>
          <table:table-cell office:value-type="float" office:value="0.702317" calcext:value-type="float">
            <text:p>0.702317</text:p>
          </table:table-cell>
          <table:table-cell office:value-type="float" office:value="2.118999" calcext:value-type="float">
            <text:p>2.118999</text:p>
          </table:table-cell>
          <table:table-cell office:value-type="float" office:value="0.63573" calcext:value-type="float">
            <text:p>0.63573</text:p>
          </table:table-cell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279999" calcext:value-type="float">
            <text:p>2.279999</text:p>
          </table:table-cell>
          <table:table-cell office:value-type="float" office:value="0.686909" calcext:value-type="float">
            <text:p>0.686909</text:p>
          </table:table-cell>
          <table:table-cell office:value-type="float" office:value="2.154721" calcext:value-type="float">
            <text:p>2.154721</text:p>
          </table:table-cell>
          <table:table-cell office:value-type="float" office:value="0.619011" calcext:value-type="float">
            <text:p>0.619011</text:p>
          </table:table-cell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office:value-type="float" office:value="2.319999" calcext:value-type="float">
            <text:p>2.319999</text:p>
          </table:table-cell>
          <table:table-cell office:value-type="float" office:value="0.670521" calcext:value-type="float">
            <text:p>0.670521</text:p>
          </table:table-cell>
          <table:table-cell office:value-type="float" office:value="2.190372" calcext:value-type="float">
            <text:p>2.190372</text:p>
          </table:table-cell>
          <table:table-cell office:value-type="float" office:value="0.601345" calcext:value-type="float">
            <text:p>0.601345</text:p>
          </table:table-cell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office:value-type="float" office:value="2.359999" calcext:value-type="float">
            <text:p>2.359999</text:p>
          </table:table-cell>
          <table:table-cell office:value-type="float" office:value="0.653152" calcext:value-type="float">
            <text:p>0.653152</text:p>
          </table:table-cell>
          <table:table-cell office:value-type="float" office:value="2.225951" calcext:value-type="float">
            <text:p>2.225951</text:p>
          </table:table-cell>
          <table:table-cell office:value-type="float" office:value="0.582733" calcext:value-type="float">
            <text:p>0.58273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2.399999" calcext:value-type="float">
            <text:p>2.399999</text:p>
          </table:table-cell>
          <table:table-cell office:value-type="float" office:value="0.634803" calcext:value-type="float">
            <text:p>0.634803</text:p>
          </table:table-cell>
          <table:table-cell office:value-type="float" office:value="2.261459" calcext:value-type="float">
            <text:p>2.261459</text:p>
          </table:table-cell>
          <table:table-cell office:value-type="float" office:value="0.563178" calcext:value-type="float">
            <text:p>0.563178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office:value-type="float" office:value="2.439999" calcext:value-type="float">
            <text:p>2.439999</text:p>
          </table:table-cell>
          <table:table-cell office:value-type="float" office:value="0.615472" calcext:value-type="float">
            <text:p>0.615472</text:p>
          </table:table-cell>
          <table:table-cell office:value-type="float" office:value="2.296896" calcext:value-type="float">
            <text:p>2.296896</text:p>
          </table:table-cell>
          <table:table-cell office:value-type="float" office:value="0.542681" calcext:value-type="float">
            <text:p>0.542681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office:value-type="float" office:value="2.479999" calcext:value-type="float">
            <text:p>2.479999</text:p>
          </table:table-cell>
          <table:table-cell office:value-type="float" office:value="0.595161" calcext:value-type="float">
            <text:p>0.595161</text:p>
          </table:table-cell>
          <table:table-cell office:value-type="float" office:value="2.332262" calcext:value-type="float">
            <text:p>2.332262</text:p>
          </table:table-cell>
          <table:table-cell office:value-type="float" office:value="0.521245" calcext:value-type="float">
            <text:p>0.521245</text:p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office:value-type="float" office:value="2.519999" calcext:value-type="float">
            <text:p>2.519999</text:p>
          </table:table-cell>
          <table:table-cell office:value-type="float" office:value="0.57387" calcext:value-type="float">
            <text:p>0.57387</text:p>
          </table:table-cell>
          <table:table-cell office:value-type="float" office:value="2.367558" calcext:value-type="float">
            <text:p>2.367558</text:p>
          </table:table-cell>
          <table:table-cell office:value-type="float" office:value="0.498871" calcext:value-type="float">
            <text:p>0.498871</text:p>
          </table:table-cell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office:value-type="float" office:value="2.559999" calcext:value-type="float">
            <text:p>2.559999</text:p>
          </table:table-cell>
          <table:table-cell office:value-type="float" office:value="0.551598" calcext:value-type="float">
            <text:p>0.551598</text:p>
          </table:table-cell>
          <table:table-cell office:value-type="float" office:value="2.402783" calcext:value-type="float">
            <text:p>2.402783</text:p>
          </table:table-cell>
          <table:table-cell office:value-type="float" office:value="0.475561" calcext:value-type="float">
            <text:p>0.475561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2.599999" calcext:value-type="float">
            <text:p>2.599999</text:p>
          </table:table-cell>
          <table:table-cell office:value-type="float" office:value="0.528345" calcext:value-type="float">
            <text:p>0.528345</text:p>
          </table:table-cell>
          <table:table-cell office:value-type="float" office:value="2.437937" calcext:value-type="float">
            <text:p>2.437937</text:p>
          </table:table-cell>
          <table:table-cell office:value-type="float" office:value="0.451317" calcext:value-type="float">
            <text:p>0.451317</text:p>
          </table:table-cell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2.639999" calcext:value-type="float">
            <text:p>2.639999</text:p>
          </table:table-cell>
          <table:table-cell office:value-type="float" office:value="0.504111" calcext:value-type="float">
            <text:p>0.504111</text:p>
          </table:table-cell>
          <table:table-cell office:value-type="float" office:value="2.473021" calcext:value-type="float">
            <text:p>2.473021</text:p>
          </table:table-cell>
          <table:table-cell office:value-type="float" office:value="0.426141" calcext:value-type="float">
            <text:p>0.426141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2.679999" calcext:value-type="float">
            <text:p>2.679999</text:p>
          </table:table-cell>
          <table:table-cell office:value-type="float" office:value="0.478897" calcext:value-type="float">
            <text:p>0.478897</text:p>
          </table:table-cell>
          <table:table-cell office:value-type="float" office:value="2.508035" calcext:value-type="float">
            <text:p>2.508035</text:p>
          </table:table-cell>
          <table:table-cell office:value-type="float" office:value="0.400034" calcext:value-type="float">
            <text:p>0.400034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2.719999" calcext:value-type="float">
            <text:p>2.719999</text:p>
          </table:table-cell>
          <table:table-cell office:value-type="float" office:value="0.452702" calcext:value-type="float">
            <text:p>0.452702</text:p>
          </table:table-cell>
          <table:table-cell office:value-type="float" office:value="2.542979" calcext:value-type="float">
            <text:p>2.542979</text:p>
          </table:table-cell>
          <table:table-cell office:value-type="float" office:value="0.372999" calcext:value-type="float">
            <text:p>0.372999</text:p>
          </table:table-cell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office:value-type="float" office:value="2.759999" calcext:value-type="float">
            <text:p>2.759999</text:p>
          </table:table-cell>
          <table:table-cell office:value-type="float" office:value="0.425526" calcext:value-type="float">
            <text:p>0.425526</text:p>
          </table:table-cell>
          <table:table-cell office:value-type="float" office:value="2.577853" calcext:value-type="float">
            <text:p>2.577853</text:p>
          </table:table-cell>
          <table:table-cell office:value-type="float" office:value="0.345038" calcext:value-type="float">
            <text:p>0.345038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2.799999" calcext:value-type="float">
            <text:p>2.799999</text:p>
          </table:table-cell>
          <table:table-cell office:value-type="float" office:value="0.39737" calcext:value-type="float">
            <text:p>0.39737</text:p>
          </table:table-cell>
          <table:table-cell office:value-type="float" office:value="2.612658" calcext:value-type="float">
            <text:p>2.612658</text:p>
          </table:table-cell>
          <table:table-cell office:value-type="float" office:value="0.316152" calcext:value-type="float">
            <text:p>0.316152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office:value-type="float" office:value="2.839998" calcext:value-type="float">
            <text:p>2.839998</text:p>
          </table:table-cell>
          <table:table-cell office:value-type="float" office:value="0.368233" calcext:value-type="float">
            <text:p>0.368233</text:p>
          </table:table-cell>
          <table:table-cell office:value-type="float" office:value="2.647392" calcext:value-type="float">
            <text:p>2.647392</text:p>
          </table:table-cell>
          <table:table-cell office:value-type="float" office:value="0.286342" calcext:value-type="float">
            <text:p>0.286342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2.879998" calcext:value-type="float">
            <text:p>2.879998</text:p>
          </table:table-cell>
          <table:table-cell office:value-type="float" office:value="0.338116" calcext:value-type="float">
            <text:p>0.338116</text:p>
          </table:table-cell>
          <table:table-cell office:value-type="float" office:value="2.682057" calcext:value-type="float">
            <text:p>2.682057</text:p>
          </table:table-cell>
          <table:table-cell office:value-type="float" office:value="0.255612" calcext:value-type="float">
            <text:p>0.255612</text:p>
          </table:table-cell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2.919998" calcext:value-type="float">
            <text:p>2.919998</text:p>
          </table:table-cell>
          <table:table-cell office:value-type="float" office:value="0.307018" calcext:value-type="float">
            <text:p>0.307018</text:p>
          </table:table-cell>
          <table:table-cell office:value-type="float" office:value="2.716653" calcext:value-type="float">
            <text:p>2.716653</text:p>
          </table:table-cell>
          <table:table-cell office:value-type="float" office:value="0.223963" calcext:value-type="float">
            <text:p>0.223963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2.959998" calcext:value-type="float">
            <text:p>2.959998</text:p>
          </table:table-cell>
          <table:table-cell office:value-type="float" office:value="0.274939" calcext:value-type="float">
            <text:p>0.274939</text:p>
          </table:table-cell>
          <table:table-cell office:value-type="float" office:value="2.75118" calcext:value-type="float">
            <text:p>2.75118</text:p>
          </table:table-cell>
          <table:table-cell office:value-type="float" office:value="0.191396" calcext:value-type="float">
            <text:p>0.191396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2.999998" calcext:value-type="float">
            <text:p>2.999998</text:p>
          </table:table-cell>
          <table:table-cell office:value-type="float" office:value="0.241879" calcext:value-type="float">
            <text:p>0.241879</text:p>
          </table:table-cell>
          <table:table-cell office:value-type="float" office:value="2.785638" calcext:value-type="float">
            <text:p>2.785638</text:p>
          </table:table-cell>
          <table:table-cell office:value-type="float" office:value="0.157914" calcext:value-type="float">
            <text:p>0.157914</text:p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3.039998" calcext:value-type="float">
            <text:p>3.039998</text:p>
          </table:table-cell>
          <table:table-cell office:value-type="float" office:value="0.207839" calcext:value-type="float">
            <text:p>0.207839</text:p>
          </table:table-cell>
          <table:table-cell office:value-type="float" office:value="2.820027" calcext:value-type="float">
            <text:p>2.820027</text:p>
          </table:table-cell>
          <table:table-cell office:value-type="float" office:value="0.123517" calcext:value-type="float">
            <text:p>0.123517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3.079998" calcext:value-type="float">
            <text:p>3.079998</text:p>
          </table:table-cell>
          <table:table-cell office:value-type="float" office:value="0.172818" calcext:value-type="float">
            <text:p>0.172818</text:p>
          </table:table-cell>
          <table:table-cell office:value-type="float" office:value="2.854347" calcext:value-type="float">
            <text:p>2.854347</text:p>
          </table:table-cell>
          <table:table-cell office:value-type="float" office:value="0.08821" calcext:value-type="float">
            <text:p>0.08821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3.119998" calcext:value-type="float">
            <text:p>3.119998</text:p>
          </table:table-cell>
          <table:table-cell office:value-type="float" office:value="0.136816" calcext:value-type="float">
            <text:p>0.136816</text:p>
          </table:table-cell>
          <table:table-cell office:value-type="float" office:value="2.888598" calcext:value-type="float">
            <text:p>2.888598</text:p>
          </table:table-cell>
          <table:table-cell office:value-type="float" office:value="0.051992" calcext:value-type="float">
            <text:p>0.051992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3.159998" calcext:value-type="float">
            <text:p>3.159998</text:p>
          </table:table-cell>
          <table:table-cell office:value-type="float" office:value="0.099834" calcext:value-type="float">
            <text:p>0.099834</text:p>
          </table:table-cell>
          <table:table-cell office:value-type="float" office:value="2.922781" calcext:value-type="float">
            <text:p>2.922781</text:p>
          </table:table-cell>
          <table:table-cell office:value-type="float" office:value="0.014865" calcext:value-type="float">
            <text:p>0.01486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3.199998" calcext:value-type="float">
            <text:p>3.199998</text:p>
          </table:table-cell>
          <table:table-cell office:value-type="float" office:value="0.061871" calcext:value-type="float">
            <text:p>0.061871</text:p>
          </table:table-cell>
          <table:table-cell office:value-type="float" office:value="2.956895" calcext:value-type="float">
            <text:p>2.956895</text:p>
          </table:table-cell>
          <table:table-cell office:value-type="float" office:value="-0.023167" calcext:value-type="float">
            <text:p>-0.023167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3.239998" calcext:value-type="float">
            <text:p>3.239998</text:p>
          </table:table-cell>
          <table:table-cell office:value-type="float" office:value="0.022928" calcext:value-type="float">
            <text:p>0.022928</text:p>
          </table:table-cell>
          <table:table-cell office:value-type="float" office:value="2.990941" calcext:value-type="float">
            <text:p>2.990941</text:p>
          </table:table-cell>
          <table:table-cell office:value-type="float" office:value="-0.062104" calcext:value-type="float">
            <text:p>-0.062104</text:p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 office:value-type="float" office:value="3.279998" calcext:value-type="float">
            <text:p>3.279998</text:p>
          </table:table-cell>
          <table:table-cell office:value-type="float" office:value="-0.016996" calcext:value-type="float">
            <text:p>-0.016996</text:p>
          </table:table-cell>
          <table:table-cell office:value-type="float" office:value="3.024919" calcext:value-type="float">
            <text:p>3.024919</text:p>
          </table:table-cell>
          <table:table-cell office:value-type="float" office:value="-0.101944" calcext:value-type="float">
            <text:p>-0.101944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3.319998" calcext:value-type="float">
            <text:p>3.319998</text:p>
          </table:table-cell>
          <table:table-cell office:value-type="float" office:value="-0.057901" calcext:value-type="float">
            <text:p>-0.057901</text:p>
          </table:table-cell>
          <table:table-cell office:value-type="float" office:value="3.05883" calcext:value-type="float">
            <text:p>3.05883</text:p>
          </table:table-cell>
          <table:table-cell office:value-type="float" office:value="-0.142685" calcext:value-type="float">
            <text:p>-0.142685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3.359998" calcext:value-type="float">
            <text:p>3.359998</text:p>
          </table:table-cell>
          <table:table-cell office:value-type="float" office:value="-0.099787" calcext:value-type="float">
            <text:p>-0.099787</text:p>
          </table:table-cell>
          <table:table-cell office:value-type="float" office:value="3.092672" calcext:value-type="float">
            <text:p>3.092672</text:p>
          </table:table-cell>
          <table:table-cell office:value-type="float" office:value="-0.184326" calcext:value-type="float">
            <text:p>-0.184326</text:p>
          </table:table-cell>
        </table:table-row>
        <table:table-row table:style-name="ro1">
          <table:table-cell/>
          <table:table-cell office:value-type="float" office:value="0.849999" calcext:value-type="float">
            <text:p>0.849999</text:p>
          </table:table-cell>
          <table:table-cell office:value-type="float" office:value="3.399998" calcext:value-type="float">
            <text:p>3.399998</text:p>
          </table:table-cell>
          <table:table-cell office:value-type="float" office:value="-0.142653" calcext:value-type="float">
            <text:p>-0.142653</text:p>
          </table:table-cell>
          <table:table-cell office:value-type="float" office:value="3.126446" calcext:value-type="float">
            <text:p>3.126446</text:p>
          </table:table-cell>
          <table:table-cell office:value-type="float" office:value="-0.226863" calcext:value-type="float">
            <text:p>-0.226863</text:p>
          </table:table-cell>
        </table:table-row>
        <table:table-row table:style-name="ro1">
          <table:table-cell/>
          <table:table-cell office:value-type="float" office:value="0.859999" calcext:value-type="float">
            <text:p>0.859999</text:p>
          </table:table-cell>
          <table:table-cell office:value-type="float" office:value="3.439998" calcext:value-type="float">
            <text:p>3.439998</text:p>
          </table:table-cell>
          <table:table-cell office:value-type="float" office:value="-0.1865" calcext:value-type="float">
            <text:p>-0.1865</text:p>
          </table:table-cell>
          <table:table-cell office:value-type="float" office:value="3.160154" calcext:value-type="float">
            <text:p>3.160154</text:p>
          </table:table-cell>
          <table:table-cell office:value-type="float" office:value="-0.270296" calcext:value-type="float">
            <text:p>-0.270296</text:p>
          </table:table-cell>
        </table:table-row>
        <table:table-row table:style-name="ro1">
          <table:table-cell/>
          <table:table-cell office:value-type="float" office:value="0.869999" calcext:value-type="float">
            <text:p>0.869999</text:p>
          </table:table-cell>
          <table:table-cell office:value-type="float" office:value="3.479998" calcext:value-type="float">
            <text:p>3.479998</text:p>
          </table:table-cell>
          <table:table-cell office:value-type="float" office:value="-0.231327" calcext:value-type="float">
            <text:p>-0.231327</text:p>
          </table:table-cell>
          <table:table-cell office:value-type="float" office:value="3.193793" calcext:value-type="float">
            <text:p>3.193793</text:p>
          </table:table-cell>
          <table:table-cell office:value-type="float" office:value="-0.314623" calcext:value-type="float">
            <text:p>-0.314623</text:p>
          </table:table-cell>
        </table:table-row>
        <table:table-row table:style-name="ro1">
          <table:table-cell/>
          <table:table-cell office:value-type="float" office:value="0.879999" calcext:value-type="float">
            <text:p>0.879999</text:p>
          </table:table-cell>
          <table:table-cell office:value-type="float" office:value="3.519998" calcext:value-type="float">
            <text:p>3.519998</text:p>
          </table:table-cell>
          <table:table-cell office:value-type="float" office:value="-0.277136" calcext:value-type="float">
            <text:p>-0.277136</text:p>
          </table:table-cell>
          <table:table-cell office:value-type="float" office:value="3.227366" calcext:value-type="float">
            <text:p>3.227366</text:p>
          </table:table-cell>
          <table:table-cell office:value-type="float" office:value="-0.359842" calcext:value-type="float">
            <text:p>-0.359842</text:p>
          </table:table-cell>
        </table:table-row>
        <table:table-row table:style-name="ro1">
          <table:table-cell/>
          <table:table-cell office:value-type="float" office:value="0.889999" calcext:value-type="float">
            <text:p>0.889999</text:p>
          </table:table-cell>
          <table:table-cell office:value-type="float" office:value="3.559998" calcext:value-type="float">
            <text:p>3.559998</text:p>
          </table:table-cell>
          <table:table-cell office:value-type="float" office:value="-0.323925" calcext:value-type="float">
            <text:p>-0.323925</text:p>
          </table:table-cell>
          <table:table-cell office:value-type="float" office:value="3.260871" calcext:value-type="float">
            <text:p>3.260871</text:p>
          </table:table-cell>
          <table:table-cell office:value-type="float" office:value="-0.405951" calcext:value-type="float">
            <text:p>-0.405951</text:p>
          </table:table-cell>
        </table:table-row>
        <table:table-row table:style-name="ro1">
          <table:table-cell/>
          <table:table-cell office:value-type="float" office:value="0.899999" calcext:value-type="float">
            <text:p>0.899999</text:p>
          </table:table-cell>
          <table:table-cell office:value-type="float" office:value="3.599998" calcext:value-type="float">
            <text:p>3.599998</text:p>
          </table:table-cell>
          <table:table-cell office:value-type="float" office:value="-0.371694" calcext:value-type="float">
            <text:p>-0.371694</text:p>
          </table:table-cell>
          <table:table-cell office:value-type="float" office:value="3.294309" calcext:value-type="float">
            <text:p>3.294309</text:p>
          </table:table-cell>
          <table:table-cell office:value-type="float" office:value="-0.452949" calcext:value-type="float">
            <text:p>-0.452949</text:p>
          </table:table-cell>
        </table:table-row>
        <table:table-row table:style-name="ro1">
          <table:table-cell/>
          <table:table-cell office:value-type="float" office:value="0.909999" calcext:value-type="float">
            <text:p>0.909999</text:p>
          </table:table-cell>
          <table:table-cell office:value-type="float" office:value="3.639998" calcext:value-type="float">
            <text:p>3.639998</text:p>
          </table:table-cell>
          <table:table-cell office:value-type="float" office:value="-0.420444" calcext:value-type="float">
            <text:p>-0.420444</text:p>
          </table:table-cell>
          <table:table-cell office:value-type="float" office:value="3.327681" calcext:value-type="float">
            <text:p>3.327681</text:p>
          </table:table-cell>
          <table:table-cell office:value-type="float" office:value="-0.500833" calcext:value-type="float">
            <text:p>-0.500833</text:p>
          </table:table-cell>
        </table:table-row>
        <table:table-row table:style-name="ro1">
          <table:table-cell/>
          <table:table-cell office:value-type="float" office:value="0.919999" calcext:value-type="float">
            <text:p>0.919999</text:p>
          </table:table-cell>
          <table:table-cell office:value-type="float" office:value="3.679998" calcext:value-type="float">
            <text:p>3.679998</text:p>
          </table:table-cell>
          <table:table-cell office:value-type="float" office:value="-0.470175" calcext:value-type="float">
            <text:p>-0.470175</text:p>
          </table:table-cell>
          <table:table-cell office:value-type="float" office:value="3.360985" calcext:value-type="float">
            <text:p>3.360985</text:p>
          </table:table-cell>
          <table:table-cell office:value-type="float" office:value="-0.549602" calcext:value-type="float">
            <text:p>-0.549602</text:p>
          </table:table-cell>
        </table:table-row>
        <table:table-row table:style-name="ro1">
          <table:table-cell/>
          <table:table-cell office:value-type="float" office:value="0.929999" calcext:value-type="float">
            <text:p>0.929999</text:p>
          </table:table-cell>
          <table:table-cell office:value-type="float" office:value="3.719998" calcext:value-type="float">
            <text:p>3.719998</text:p>
          </table:table-cell>
          <table:table-cell office:value-type="float" office:value="-0.520887" calcext:value-type="float">
            <text:p>-0.520887</text:p>
          </table:table-cell>
          <table:table-cell office:value-type="float" office:value="3.394223" calcext:value-type="float">
            <text:p>3.394223</text:p>
          </table:table-cell>
          <table:table-cell office:value-type="float" office:value="-0.599255" calcext:value-type="float">
            <text:p>-0.599255</text:p>
          </table:table-cell>
        </table:table-row>
        <table:table-row table:style-name="ro1">
          <table:table-cell/>
          <table:table-cell office:value-type="float" office:value="0.939999" calcext:value-type="float">
            <text:p>0.939999</text:p>
          </table:table-cell>
          <table:table-cell office:value-type="float" office:value="3.759998" calcext:value-type="float">
            <text:p>3.759998</text:p>
          </table:table-cell>
          <table:table-cell office:value-type="float" office:value="-0.572579" calcext:value-type="float">
            <text:p>-0.572579</text:p>
          </table:table-cell>
          <table:table-cell office:value-type="float" office:value="3.427395" calcext:value-type="float">
            <text:p>3.427395</text:p>
          </table:table-cell>
          <table:table-cell office:value-type="float" office:value="-0.649788" calcext:value-type="float">
            <text:p>-0.649788</text:p>
          </table:table-cell>
        </table:table-row>
        <table:table-row table:style-name="ro1">
          <table:table-cell/>
          <table:table-cell office:value-type="float" office:value="0.949999" calcext:value-type="float">
            <text:p>0.949999</text:p>
          </table:table-cell>
          <table:table-cell office:value-type="float" office:value="3.799998" calcext:value-type="float">
            <text:p>3.799998</text:p>
          </table:table-cell>
          <table:table-cell office:value-type="float" office:value="-0.625252" calcext:value-type="float">
            <text:p>-0.625252</text:p>
          </table:table-cell>
          <table:table-cell office:value-type="float" office:value="3.4605" calcext:value-type="float">
            <text:p>3.4605</text:p>
          </table:table-cell>
          <table:table-cell office:value-type="float" office:value="-0.701201" calcext:value-type="float">
            <text:p>-0.701201</text:p>
          </table:table-cell>
        </table:table-row>
        <table:table-row table:style-name="ro1">
          <table:table-cell/>
          <table:table-cell office:value-type="float" office:value="0.959999" calcext:value-type="float">
            <text:p>0.959999</text:p>
          </table:table-cell>
          <table:table-cell office:value-type="float" office:value="3.839998" calcext:value-type="float">
            <text:p>3.839998</text:p>
          </table:table-cell>
          <table:table-cell office:value-type="float" office:value="-0.678905" calcext:value-type="float">
            <text:p>-0.678905</text:p>
          </table:table-cell>
          <table:table-cell office:value-type="float" office:value="3.493539" calcext:value-type="float">
            <text:p>3.493539</text:p>
          </table:table-cell>
          <table:table-cell office:value-type="float" office:value="-0.753493" calcext:value-type="float">
            <text:p>-0.753493</text:p>
          </table:table-cell>
        </table:table-row>
        <table:table-row table:style-name="ro1">
          <table:table-cell/>
          <table:table-cell office:value-type="float" office:value="0.969999" calcext:value-type="float">
            <text:p>0.969999</text:p>
          </table:table-cell>
          <table:table-cell office:value-type="float" office:value="3.879997" calcext:value-type="float">
            <text:p>3.879997</text:p>
          </table:table-cell>
          <table:table-cell office:value-type="float" office:value="-0.733539" calcext:value-type="float">
            <text:p>-0.733539</text:p>
          </table:table-cell>
          <table:table-cell office:value-type="float" office:value="3.526512" calcext:value-type="float">
            <text:p>3.526512</text:p>
          </table:table-cell>
          <table:table-cell office:value-type="float" office:value="-0.80666" calcext:value-type="float">
            <text:p>-0.80666</text:p>
          </table:table-cell>
        </table:table-row>
        <table:table-row table:style-name="ro1">
          <table:table-cell/>
          <table:table-cell office:value-type="float" office:value="0.979999" calcext:value-type="float">
            <text:p>0.979999</text:p>
          </table:table-cell>
          <table:table-cell office:value-type="float" office:value="3.919997" calcext:value-type="float">
            <text:p>3.919997</text:p>
          </table:table-cell>
          <table:table-cell office:value-type="float" office:value="-0.789154" calcext:value-type="float">
            <text:p>-0.789154</text:p>
          </table:table-cell>
          <table:table-cell office:value-type="float" office:value="3.559419" calcext:value-type="float">
            <text:p>3.559419</text:p>
          </table:table-cell>
          <table:table-cell office:value-type="float" office:value="-0.860701" calcext:value-type="float">
            <text:p>-0.860701</text:p>
          </table:table-cell>
        </table:table-row>
        <table:table-row table:style-name="ro1">
          <table:table-cell/>
          <table:table-cell office:value-type="float" office:value="0.989999" calcext:value-type="float">
            <text:p>0.989999</text:p>
          </table:table-cell>
          <table:table-cell office:value-type="float" office:value="3.959997" calcext:value-type="float">
            <text:p>3.959997</text:p>
          </table:table-cell>
          <table:table-cell office:value-type="float" office:value="-0.84575" calcext:value-type="float">
            <text:p>-0.84575</text:p>
          </table:table-cell>
          <table:table-cell office:value-type="float" office:value="3.59226" calcext:value-type="float">
            <text:p>3.59226</text:p>
          </table:table-cell>
          <table:table-cell office:value-type="float" office:value="-0.915615" calcext:value-type="float">
            <text:p>-0.915615</text:p>
          </table:table-cell>
        </table:table-row>
        <table:table-row table:style-name="ro1">
          <table:table-cell/>
          <table:table-cell office:value-type="float" office:value="0.999999" calcext:value-type="float">
            <text:p>0.999999</text:p>
          </table:table-cell>
          <table:table-cell office:value-type="float" office:value="3.999997" calcext:value-type="float">
            <text:p>3.999997</text:p>
          </table:table-cell>
          <table:table-cell office:value-type="float" office:value="-0.903326" calcext:value-type="float">
            <text:p>-0.903326</text:p>
          </table:table-cell>
          <table:table-cell office:value-type="float" office:value="3.625036" calcext:value-type="float">
            <text:p>3.625036</text:p>
          </table:table-cell>
          <table:table-cell office:value-type="float" office:value="-0.9714" calcext:value-type="float">
            <text:p>-0.9714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55.26pt" svg:x="581.47pt" svg:y="17.32pt">
            <loext:p draw:notify-on-update-of-ranges="Sheet2.C4:Sheet2.C23 Sheet2.C2:Sheet2.C2 Sheet2.D4:Sheet2.D23 Sheet2.E4:Sheet2.E23 Sheet2.E2:Sheet2.E2 Sheet2.F4:Sheet2.F23 Sheet2.G4:Sheet2.G23 Sheet2.G2:Sheet2.G2 Sheet2.H4:Sheet2.H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article 1</text:p>
          </table:table-cell>
          <table:table-cell/>
          <table:table-cell office:value-type="string" calcext:value-type="string">
            <text:p>Particle 2</text:p>
          </table:table-cell>
          <table:table-cell/>
          <table:table-cell office:value-type="string" calcext:value-type="string">
            <text:p>Particle 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3"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office:value-type="float" office:value="1.975" calcext:value-type="float">
            <text:p>1.975</text:p>
          </table:table-cell>
          <table:table-cell table:number-columns-repeated="2" office:value-type="float" office:value="1.95" calcext:value-type="float">
            <text:p>1.95</text:p>
          </table:table-cell>
        </table:table-row>
        <table:table-row table:style-name="ro1">
          <table:table-cell/>
          <table:table-cell table:number-columns-repeated="3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9" calcext:value-type="float">
            <text:p>1.9</text:p>
          </table:table-cell>
        </table:table-row>
        <table:table-row table:style-name="ro1">
          <table:table-cell/>
          <table:table-cell table:number-columns-repeated="3"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  <table:table-cell office:value-type="float" office:value="1.925" calcext:value-type="float">
            <text:p>1.925</text:p>
          </table:table-cell>
          <table:table-cell table:number-columns-repeated="2" office:value-type="float" office:value="1.85" calcext:value-type="float">
            <text:p>1.85</text:p>
          </table:table-cell>
        </table:table-row>
        <table:table-row table:style-name="ro1">
          <table:table-cell/>
          <table:table-cell table:number-columns-repeated="3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" calcext:value-type="float">
            <text:p>1.8</text:p>
          </table:table-cell>
        </table:table-row>
        <table:table-row table:style-name="ro1">
          <table:table-cell/>
          <table:table-cell table:number-columns-repeated="3"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1.75" calcext:value-type="float">
            <text:p>1.75</text:p>
          </table:table-cell>
        </table:table-row>
        <table:table-row table:style-name="ro1">
          <table:table-cell/>
          <table:table-cell table:number-columns-repeated="3"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/>
          <table:table-cell table:number-columns-repeated="3" office:value-type="float" office:value="0.35" calcext:value-type="float">
            <text:p>0.35</text:p>
          </table:table-cell>
          <table:table-cell office:value-type="float" office:value="0.155565" calcext:value-type="float">
            <text:p>0.155565</text:p>
          </table:table-cell>
          <table:table-cell office:value-type="float" office:value="1.827215" calcext:value-type="float">
            <text:p>1.827215</text:p>
          </table:table-cell>
          <table:table-cell office:value-type="float" office:value="1.659718" calcext:value-type="float">
            <text:p>1.659718</text:p>
          </table:table-cell>
          <table:table-cell office:value-type="float" office:value="1.648893" calcext:value-type="float">
            <text:p>1.648893</text:p>
          </table:table-cell>
        </table:table-row>
        <table:table-row table:style-name="ro1">
          <table:table-cell/>
          <table:table-cell table:number-columns-repeated="3" office:value-type="float" office:value="0.4" calcext:value-type="float">
            <text:p>0.4</text:p>
          </table:table-cell>
          <table:table-cell office:value-type="float" office:value="0.085599" calcext:value-type="float">
            <text:p>0.085599</text:p>
          </table:table-cell>
          <table:table-cell office:value-type="float" office:value="1.813041" calcext:value-type="float">
            <text:p>1.813041</text:p>
          </table:table-cell>
          <table:table-cell office:value-type="float" office:value="1.657201" calcext:value-type="float">
            <text:p>1.657201</text:p>
          </table:table-cell>
          <table:table-cell office:value-type="float" office:value="1.59348" calcext:value-type="float">
            <text:p>1.59348</text:p>
          </table:table-cell>
        </table:table-row>
        <table:table-row table:style-name="ro1">
          <table:table-cell/>
          <table:table-cell table:number-columns-repeated="3" office:value-type="float" office:value="0.45" calcext:value-type="float">
            <text:p>0.45</text:p>
          </table:table-cell>
          <table:table-cell office:value-type="float" office:value="0.015633" calcext:value-type="float">
            <text:p>0.015633</text:p>
          </table:table-cell>
          <table:table-cell office:value-type="float" office:value="1.798866" calcext:value-type="float">
            <text:p>1.798866</text:p>
          </table:table-cell>
          <table:table-cell office:value-type="float" office:value="1.654684" calcext:value-type="float">
            <text:p>1.654684</text:p>
          </table:table-cell>
          <table:table-cell office:value-type="float" office:value="1.538068" calcext:value-type="float">
            <text:p>1.538068</text:p>
          </table:table-cell>
        </table:table-row>
        <table:table-row table:style-name="ro1">
          <table:table-cell/>
          <table:table-cell table:number-columns-repeated="3" office:value-type="float" office:value="0.5" calcext:value-type="float">
            <text:p>0.5</text:p>
          </table:table-cell>
          <table:table-cell office:value-type="float" office:value="-0.054334" calcext:value-type="float">
            <text:p>-0.054334</text:p>
          </table:table-cell>
          <table:table-cell office:value-type="float" office:value="1.784691" calcext:value-type="float">
            <text:p>1.784691</text:p>
          </table:table-cell>
          <table:table-cell office:value-type="float" office:value="1.652167" calcext:value-type="float">
            <text:p>1.652167</text:p>
          </table:table-cell>
          <table:table-cell office:value-type="float" office:value="1.482655" calcext:value-type="float">
            <text:p>1.482655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454424" calcext:value-type="float">
            <text:p>0.454424</text:p>
          </table:table-cell>
          <table:table-cell office:value-type="float" office:value="0.469154" calcext:value-type="float">
            <text:p>0.469154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1.770516" calcext:value-type="float">
            <text:p>1.770516</text:p>
          </table:table-cell>
          <table:table-cell office:value-type="float" office:value="1.697439" calcext:value-type="float">
            <text:p>1.697439</text:p>
          </table:table-cell>
          <table:table-cell office:value-type="float" office:value="1.467666" calcext:value-type="float">
            <text:p>1.46766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394305" calcext:value-type="float">
            <text:p>0.394305</text:p>
          </table:table-cell>
          <table:table-cell office:value-type="float" office:value="0.426006" calcext:value-type="float">
            <text:p>0.426006</text:p>
          </table:table-cell>
          <table:table-cell office:value-type="float" office:value="-0.194267" calcext:value-type="float">
            <text:p>-0.194267</text:p>
          </table:table-cell>
          <table:table-cell office:value-type="float" office:value="1.756341" calcext:value-type="float">
            <text:p>1.756341</text:p>
          </table:table-cell>
          <table:table-cell office:value-type="float" office:value="1.749981" calcext:value-type="float">
            <text:p>1.749981</text:p>
          </table:table-cell>
          <table:table-cell office:value-type="float" office:value="1.458827" calcext:value-type="float">
            <text:p>1.458827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34186" calcext:value-type="float">
            <text:p>0.334186</text:p>
          </table:table-cell>
          <table:table-cell office:value-type="float" office:value="0.382858" calcext:value-type="float">
            <text:p>0.382858</text:p>
          </table:table-cell>
          <table:table-cell office:value-type="float" office:value="-0.264233" calcext:value-type="float">
            <text:p>-0.264233</text:p>
          </table:table-cell>
          <table:table-cell office:value-type="float" office:value="1.742166" calcext:value-type="float">
            <text:p>1.742166</text:p>
          </table:table-cell>
          <table:table-cell office:value-type="float" office:value="1.802524" calcext:value-type="float">
            <text:p>1.802524</text:p>
          </table:table-cell>
          <table:table-cell office:value-type="float" office:value="1.449989" calcext:value-type="float">
            <text:p>1.44998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274067" calcext:value-type="float">
            <text:p>0.274067</text:p>
          </table:table-cell>
          <table:table-cell office:value-type="float" office:value="0.33971" calcext:value-type="float">
            <text:p>0.33971</text:p>
          </table:table-cell>
          <table:table-cell office:value-type="float" office:value="-0.334199" calcext:value-type="float">
            <text:p>-0.334199</text:p>
          </table:table-cell>
          <table:table-cell office:value-type="float" office:value="1.727992" calcext:value-type="float">
            <text:p>1.727992</text:p>
          </table:table-cell>
          <table:table-cell office:value-type="float" office:value="1.855067" calcext:value-type="float">
            <text:p>1.855067</text:p>
          </table:table-cell>
          <table:table-cell office:value-type="float" office:value="1.44115" calcext:value-type="float">
            <text:p>1.44115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213948" calcext:value-type="float">
            <text:p>0.213948</text:p>
          </table:table-cell>
          <table:table-cell office:value-type="float" office:value="0.296562" calcext:value-type="float">
            <text:p>0.296562</text:p>
          </table:table-cell>
          <table:table-cell office:value-type="float" office:value="-0.404166" calcext:value-type="float">
            <text:p>-0.404166</text:p>
          </table:table-cell>
          <table:table-cell office:value-type="float" office:value="1.713817" calcext:value-type="float">
            <text:p>1.713817</text:p>
          </table:table-cell>
          <table:table-cell office:value-type="float" office:value="1.907609" calcext:value-type="float">
            <text:p>1.907609</text:p>
          </table:table-cell>
          <table:table-cell office:value-type="float" office:value="1.432312" calcext:value-type="float">
            <text:p>1.43231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53829" calcext:value-type="float">
            <text:p>0.153829</text:p>
          </table:table-cell>
          <table:table-cell office:value-type="float" office:value="0.253414" calcext:value-type="float">
            <text:p>0.253414</text:p>
          </table:table-cell>
          <table:table-cell office:value-type="float" office:value="-0.474132" calcext:value-type="float">
            <text:p>-0.474132</text:p>
          </table:table-cell>
          <table:table-cell office:value-type="float" office:value="1.699642" calcext:value-type="float">
            <text:p>1.699642</text:p>
          </table:table-cell>
          <table:table-cell office:value-type="float" office:value="1.960152" calcext:value-type="float">
            <text:p>1.960152</text:p>
          </table:table-cell>
          <table:table-cell office:value-type="float" office:value="1.423473" calcext:value-type="float">
            <text:p>1.423473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093709" calcext:value-type="float">
            <text:p>0.093709</text:p>
          </table:table-cell>
          <table:table-cell office:value-type="float" office:value="0.210266" calcext:value-type="float">
            <text:p>0.210266</text:p>
          </table:table-cell>
          <table:table-cell office:value-type="float" office:value="-0.544099" calcext:value-type="float">
            <text:p>-0.544099</text:p>
          </table:table-cell>
          <table:table-cell office:value-type="float" office:value="1.685467" calcext:value-type="float">
            <text:p>1.685467</text:p>
          </table:table-cell>
          <table:table-cell office:value-type="float" office:value="2.012695" calcext:value-type="float">
            <text:p>2.012695</text:p>
          </table:table-cell>
          <table:table-cell office:value-type="float" office:value="1.414634" calcext:value-type="float">
            <text:p>1.414634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3359" calcext:value-type="float">
            <text:p>0.03359</text:p>
          </table:table-cell>
          <table:table-cell office:value-type="float" office:value="0.167118" calcext:value-type="float">
            <text:p>0.167118</text:p>
          </table:table-cell>
          <table:table-cell office:value-type="float" office:value="-0.614065" calcext:value-type="float">
            <text:p>-0.614065</text:p>
          </table:table-cell>
          <table:table-cell office:value-type="float" office:value="1.671292" calcext:value-type="float">
            <text:p>1.671292</text:p>
          </table:table-cell>
          <table:table-cell office:value-type="float" office:value="2.065238" calcext:value-type="float">
            <text:p>2.065238</text:p>
          </table:table-cell>
          <table:table-cell office:value-type="float" office:value="1.405796" calcext:value-type="float">
            <text:p>1.405796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-0.026529" calcext:value-type="float">
            <text:p>-0.026529</text:p>
          </table:table-cell>
          <table:table-cell office:value-type="float" office:value="0.12397" calcext:value-type="float">
            <text:p>0.12397</text:p>
          </table:table-cell>
          <table:table-cell office:value-type="float" office:value="-0.684032" calcext:value-type="float">
            <text:p>-0.684032</text:p>
          </table:table-cell>
          <table:table-cell office:value-type="float" office:value="1.657117" calcext:value-type="float">
            <text:p>1.657117</text:p>
          </table:table-cell>
          <table:table-cell office:value-type="float" office:value="2.11778" calcext:value-type="float">
            <text:p>2.11778</text:p>
          </table:table-cell>
          <table:table-cell office:value-type="float" office:value="1.396957" calcext:value-type="float">
            <text:p>1.3969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086648" calcext:value-type="float">
            <text:p>-0.086648</text:p>
          </table:table-cell>
          <table:table-cell office:value-type="float" office:value="0.080822" calcext:value-type="float">
            <text:p>0.080822</text:p>
          </table:table-cell>
          <table:table-cell office:value-type="float" office:value="-0.753998" calcext:value-type="float">
            <text:p>-0.753998</text:p>
          </table:table-cell>
          <table:table-cell office:value-type="float" office:value="1.642943" calcext:value-type="float">
            <text:p>1.642943</text:p>
          </table:table-cell>
          <table:table-cell office:value-type="float" office:value="2.170323" calcext:value-type="float">
            <text:p>2.170323</text:p>
          </table:table-cell>
          <table:table-cell office:value-type="float" office:value="1.388119" calcext:value-type="float">
            <text:p>1.388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0:31:20.668363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04-13T18:51:36.652627592</meta:creation-date>
    <dc:date>2018-06-17T10:32:33.912130020</dc:date>
    <dc:creator>Pascal Baillehache</dc:creator>
    <meta:editing-duration>PT1H1M56S</meta:editing-duration>
    <meta:editing-cycles>10</meta:editing-cycles>
    <meta:generator>LibreOffice/5.1.6.2$Linux_x86 LibreOffice_project/10m0$Build-2</meta:generator>
    <meta:document-statistic meta:table-count="2" meta:cell-count="6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516cm" svg:y="3.954cm" style:legend-expansion="high" chart:style-name="ch2"/>
        <chart:plot-area chart:style-name="ch3" table:cell-range-address="Sheet1.C4:Sheet1.D103 Sheet1.C2:Sheet1.C2 Sheet1.E2:Sheet1.E2 Sheet1.F4:Sheet1.F103" chart:data-source-has-labels="row" svg:x="0.319cm" svg:y="0.18cm" svg:width="12.878cm" svg:height="8.645cm">
          <chartooo:coordinate-region svg:x="1.152cm" svg:y="0.38cm" svg:width="11.80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3" chart:label-cell-address="Sheet1.C2:Sheet1.C2" chart:class="chart:scatter">
            <chart:domain table:cell-range-address="Sheet1.C4:Sheet1.C103"/>
            <chart:data-point chart:repeated="100"/>
          </chart:series>
          <chart:series chart:style-name="ch8" chart:values-cell-range-address="Sheet1.F4:Sheet1.F103" chart:label-cell-address="Sheet1.E2:Sheet1.E2" chart:class="chart:scatter">
            <chart:domain table:cell-range-address="Sheet1.E4:Sheet1.E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 drag</text:p>
                <draw:g>
                  <svg:desc>Sheet1.C2:Sheet1.C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rag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C4:Sheet1.C103</svg:desc>
                </draw:g>
              </table:table-cell>
              <table:table-cell office:value-type="float" office:value="0.03951">
                <text:p>0.03951</text:p>
                <draw:g>
                  <svg:desc>Sheet1.D4:Sheet1.D103</svg:desc>
                </draw:g>
              </table:table-cell>
              <table:table-cell office:value-type="float" office:value="0.03996">
                <text:p>0.03996</text:p>
                <draw:g>
                  <svg:desc>Sheet1.E4:Sheet1.E103</svg:desc>
                </draw:g>
              </table:table-cell>
              <table:table-cell office:value-type="float" office:value="0.03947">
                <text:p>0.03947</text:p>
                <draw:g>
                  <svg:desc>Sheet1.F4:Sheet1.F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078039">
                <text:p>0.078039</text:p>
              </table:table-cell>
              <table:table-cell office:value-type="float" office:value="0.07984">
                <text:p>0.07984</text:p>
              </table:table-cell>
              <table:table-cell office:value-type="float" office:value="0.07788">
                <text:p>0.07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115587">
                <text:p>0.115587</text:p>
              </table:table-cell>
              <table:table-cell office:value-type="float" office:value="0.11964">
                <text:p>0.11964</text:p>
              </table:table-cell>
              <table:table-cell office:value-type="float" office:value="0.115232">
                <text:p>0.115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0.152155">
                <text:p>0.152155</text:p>
              </table:table-cell>
              <table:table-cell office:value-type="float" office:value="0.159361">
                <text:p>0.159361</text:p>
              </table:table-cell>
              <table:table-cell office:value-type="float" office:value="0.15153">
                <text:p>0.1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87742">
                <text:p>0.187742</text:p>
              </table:table-cell>
              <table:table-cell office:value-type="float" office:value="0.199002">
                <text:p>0.199002</text:p>
              </table:table-cell>
              <table:table-cell office:value-type="float" office:value="0.186773">
                <text:p>0.186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">
                <text:p>0.24</text:p>
              </table:table-cell>
              <table:table-cell office:value-type="float" office:value="0.222348">
                <text:p>0.222348</text:p>
              </table:table-cell>
              <table:table-cell office:value-type="float" office:value="0.238564">
                <text:p>0.238564</text:p>
              </table:table-cell>
              <table:table-cell office:value-type="float" office:value="0.220966">
                <text:p>0.22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0.255974">
                <text:p>0.255974</text:p>
              </table:table-cell>
              <table:table-cell office:value-type="float" office:value="0.278047">
                <text:p>0.278047</text:p>
              </table:table-cell>
              <table:table-cell office:value-type="float" office:value="0.25411">
                <text:p>0.25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0.288619">
                <text:p>0.288619</text:p>
              </table:table-cell>
              <table:table-cell office:value-type="float" office:value="0.317451">
                <text:p>0.317451</text:p>
              </table:table-cell>
              <table:table-cell office:value-type="float" office:value="0.286207">
                <text:p>0.286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0.320283">
                <text:p>0.320283</text:p>
              </table:table-cell>
              <table:table-cell office:value-type="float" office:value="0.356776">
                <text:p>0.356776</text:p>
              </table:table-cell>
              <table:table-cell office:value-type="float" office:value="0.317259">
                <text:p>0.317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350967">
                <text:p>0.350967</text:p>
              </table:table-cell>
              <table:table-cell office:value-type="float" office:value="0.396023">
                <text:p>0.396023</text:p>
              </table:table-cell>
              <table:table-cell office:value-type="float" office:value="0.347268">
                <text:p>0.347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">
                <text:p>0.44</text:p>
              </table:table-cell>
              <table:table-cell office:value-type="float" office:value="0.38067">
                <text:p>0.38067</text:p>
              </table:table-cell>
              <table:table-cell office:value-type="float" office:value="0.435191">
                <text:p>0.435191</text:p>
              </table:table-cell>
              <table:table-cell office:value-type="float" office:value="0.376236">
                <text:p>0.376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0.409392">
                <text:p>0.409392</text:p>
              </table:table-cell>
              <table:table-cell office:value-type="float" office:value="0.47428">
                <text:p>0.47428</text:p>
              </table:table-cell>
              <table:table-cell office:value-type="float" office:value="0.404166">
                <text:p>0.404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0.437134">
                <text:p>0.437134</text:p>
              </table:table-cell>
              <table:table-cell office:value-type="float" office:value="0.513292">
                <text:p>0.513292</text:p>
              </table:table-cell>
              <table:table-cell office:value-type="float" office:value="0.43106">
                <text:p>0.43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463895">
                <text:p>0.463895</text:p>
              </table:table-cell>
              <table:table-cell office:value-type="float" office:value="0.552225">
                <text:p>0.552225</text:p>
              </table:table-cell>
              <table:table-cell office:value-type="float" office:value="0.456918">
                <text:p>0.456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0.489675">
                <text:p>0.489675</text:p>
              </table:table-cell>
              <table:table-cell office:value-type="float" office:value="0.591081">
                <text:p>0.591081</text:p>
              </table:table-cell>
              <table:table-cell office:value-type="float" office:value="0.481745">
                <text:p>0.481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0.514475">
                <text:p>0.514475</text:p>
              </table:table-cell>
              <table:table-cell office:value-type="float" office:value="0.629858">
                <text:p>0.629858</text:p>
              </table:table-cell>
              <table:table-cell office:value-type="float" office:value="0.505541">
                <text:p>0.505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0.538294">
                <text:p>0.538294</text:p>
              </table:table-cell>
              <table:table-cell office:value-type="float" office:value="0.668559">
                <text:p>0.668559</text:p>
              </table:table-cell>
              <table:table-cell office:value-type="float" office:value="0.528309">
                <text:p>0.528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">
                <text:p>0.72</text:p>
              </table:table-cell>
              <table:table-cell office:value-type="float" office:value="0.561132">
                <text:p>0.561132</text:p>
              </table:table-cell>
              <table:table-cell office:value-type="float" office:value="0.707182">
                <text:p>0.707182</text:p>
              </table:table-cell>
              <table:table-cell office:value-type="float" office:value="0.550051">
                <text:p>0.550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">
                <text:p>0.76</text:p>
              </table:table-cell>
              <table:table-cell office:value-type="float" office:value="0.58299">
                <text:p>0.58299</text:p>
              </table:table-cell>
              <table:table-cell office:value-type="float" office:value="0.745727">
                <text:p>0.745727</text:p>
              </table:table-cell>
              <table:table-cell office:value-type="float" office:value="0.570768">
                <text:p>0.570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603867">
                <text:p>0.603867</text:p>
              </table:table-cell>
              <table:table-cell office:value-type="float" office:value="0.784196">
                <text:p>0.784196</text:p>
              </table:table-cell>
              <table:table-cell office:value-type="float" office:value="0.590464">
                <text:p>0.590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">
                <text:p>0.84</text:p>
              </table:table-cell>
              <table:table-cell office:value-type="float" office:value="0.623763">
                <text:p>0.623763</text:p>
              </table:table-cell>
              <table:table-cell office:value-type="float" office:value="0.822587">
                <text:p>0.822587</text:p>
              </table:table-cell>
              <table:table-cell office:value-type="float" office:value="0.609139">
                <text:p>0.6091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  <table:table-cell office:value-type="float" office:value="0.642679">
                <text:p>0.642679</text:p>
              </table:table-cell>
              <table:table-cell office:value-type="float" office:value="0.860902">
                <text:p>0.860902</text:p>
              </table:table-cell>
              <table:table-cell office:value-type="float" office:value="0.626797">
                <text:p>0.626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">
                <text:p>0.92</text:p>
              </table:table-cell>
              <table:table-cell office:value-type="float" office:value="0.660614">
                <text:p>0.660614</text:p>
              </table:table-cell>
              <table:table-cell office:value-type="float" office:value="0.89914">
                <text:p>0.89914</text:p>
              </table:table-cell>
              <table:table-cell office:value-type="float" office:value="0.643438">
                <text:p>0.643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">
                <text:p>0.96</text:p>
              </table:table-cell>
              <table:table-cell office:value-type="float" office:value="0.677568">
                <text:p>0.677568</text:p>
              </table:table-cell>
              <table:table-cell office:value-type="float" office:value="0.937302">
                <text:p>0.937302</text:p>
              </table:table-cell>
              <table:table-cell office:value-type="float" office:value="0.659066">
                <text:p>0.659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693542">
                <text:p>0.693542</text:p>
              </table:table-cell>
              <table:table-cell office:value-type="float" office:value="0.975388">
                <text:p>0.975388</text:p>
              </table:table-cell>
              <table:table-cell office:value-type="float" office:value="0.673681">
                <text:p>0.673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">
                <text:p>1.04</text:p>
              </table:table-cell>
              <table:table-cell office:value-type="float" office:value="0.708535">
                <text:p>0.708535</text:p>
              </table:table-cell>
              <table:table-cell office:value-type="float" office:value="1.013397">
                <text:p>1.013397</text:p>
              </table:table-cell>
              <table:table-cell office:value-type="float" office:value="0.687287">
                <text:p>0.687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">
                <text:p>1.08</text:p>
              </table:table-cell>
              <table:table-cell office:value-type="float" office:value="0.722547">
                <text:p>0.722547</text:p>
              </table:table-cell>
              <table:table-cell office:value-type="float" office:value="1.05133">
                <text:p>1.05133</text:p>
              </table:table-cell>
              <table:table-cell office:value-type="float" office:value="0.699885">
                <text:p>0.699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">
                <text:p>1.12</text:p>
              </table:table-cell>
              <table:table-cell office:value-type="float" office:value="0.735579">
                <text:p>0.735579</text:p>
              </table:table-cell>
              <table:table-cell office:value-type="float" office:value="1.089187">
                <text:p>1.089187</text:p>
              </table:table-cell>
              <table:table-cell office:value-type="float" office:value="0.711477">
                <text:p>0.7114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">
                <text:p>1.16</text:p>
              </table:table-cell>
              <table:table-cell office:value-type="float" office:value="0.74763">
                <text:p>0.74763</text:p>
              </table:table-cell>
              <table:table-cell office:value-type="float" office:value="1.126969">
                <text:p>1.126969</text:p>
              </table:table-cell>
              <table:table-cell office:value-type="float" office:value="0.722065">
                <text:p>0.722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0.758701">
                <text:p>0.758701</text:p>
              </table:table-cell>
              <table:table-cell office:value-type="float" office:value="1.164675">
                <text:p>1.164675</text:p>
              </table:table-cell>
              <table:table-cell office:value-type="float" office:value="0.731651">
                <text:p>0.731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4">
                <text:p>1.24</text:p>
              </table:table-cell>
              <table:table-cell office:value-type="float" office:value="0.76879">
                <text:p>0.76879</text:p>
              </table:table-cell>
              <table:table-cell office:value-type="float" office:value="1.202306">
                <text:p>1.202306</text:p>
              </table:table-cell>
              <table:table-cell office:value-type="float" office:value="0.740237">
                <text:p>0.740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8">
                <text:p>1.28</text:p>
              </table:table-cell>
              <table:table-cell office:value-type="float" office:value="0.777899">
                <text:p>0.777899</text:p>
              </table:table-cell>
              <table:table-cell office:value-type="float" office:value="1.239861">
                <text:p>1.239861</text:p>
              </table:table-cell>
              <table:table-cell office:value-type="float" office:value="0.747826">
                <text:p>0.747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">
                <text:p>1.32</text:p>
              </table:table-cell>
              <table:table-cell office:value-type="float" office:value="0.786028">
                <text:p>0.786028</text:p>
              </table:table-cell>
              <table:table-cell office:value-type="float" office:value="1.277341">
                <text:p>1.277341</text:p>
              </table:table-cell>
              <table:table-cell office:value-type="float" office:value="0.754419">
                <text:p>0.754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0.793175">
                <text:p>0.793175</text:p>
              </table:table-cell>
              <table:table-cell office:value-type="float" office:value="1.314746">
                <text:p>1.314746</text:p>
              </table:table-cell>
              <table:table-cell office:value-type="float" office:value="0.760018">
                <text:p>0.760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0.799342">
                <text:p>0.799342</text:p>
              </table:table-cell>
              <table:table-cell office:value-type="float" office:value="1.352077">
                <text:p>1.352077</text:p>
              </table:table-cell>
              <table:table-cell office:value-type="float" office:value="0.764625">
                <text:p>0.764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4">
                <text:p>1.44</text:p>
              </table:table-cell>
              <table:table-cell office:value-type="float" office:value="0.804529">
                <text:p>0.804529</text:p>
              </table:table-cell>
              <table:table-cell office:value-type="float" office:value="1.389333">
                <text:p>1.389333</text:p>
              </table:table-cell>
              <table:table-cell office:value-type="float" office:value="0.768242">
                <text:p>0.768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8">
                <text:p>1.48</text:p>
              </table:table-cell>
              <table:table-cell office:value-type="float" office:value="0.808735">
                <text:p>0.808735</text:p>
              </table:table-cell>
              <table:table-cell office:value-type="float" office:value="1.426514">
                <text:p>1.426514</text:p>
              </table:table-cell>
              <table:table-cell office:value-type="float" office:value="0.770871">
                <text:p>0.770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">
                <text:p>1.52</text:p>
              </table:table-cell>
              <table:table-cell office:value-type="float" office:value="0.81196">
                <text:p>0.81196</text:p>
              </table:table-cell>
              <table:table-cell office:value-type="float" office:value="1.463621">
                <text:p>1.463621</text:p>
              </table:table-cell>
              <table:table-cell office:value-type="float" office:value="0.772514">
                <text:p>0.772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">
                <text:p>1.56</text:p>
              </table:table-cell>
              <table:table-cell office:value-type="float" office:value="0.814204">
                <text:p>0.814204</text:p>
              </table:table-cell>
              <table:table-cell office:value-type="float" office:value="1.500654">
                <text:p>1.500654</text:p>
              </table:table-cell>
              <table:table-cell office:value-type="float" office:value="0.773174">
                <text:p>0.773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">
                <text:p>1.6</text:p>
              </table:table-cell>
              <table:table-cell office:value-type="float" office:value="0.815468">
                <text:p>0.815468</text:p>
              </table:table-cell>
              <table:table-cell office:value-type="float" office:value="1.537613">
                <text:p>1.537613</text:p>
              </table:table-cell>
              <table:table-cell office:value-type="float" office:value="0.772851">
                <text:p>0.772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">
                <text:p>1.64</text:p>
              </table:table-cell>
              <table:table-cell office:value-type="float" office:value="0.815751">
                <text:p>0.815751</text:p>
              </table:table-cell>
              <table:table-cell office:value-type="float" office:value="1.574497">
                <text:p>1.574497</text:p>
              </table:table-cell>
              <table:table-cell office:value-type="float" office:value="0.771548">
                <text:p>0.771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9999">
                <text:p>1.679999</text:p>
              </table:table-cell>
              <table:table-cell office:value-type="float" office:value="0.815053">
                <text:p>0.815053</text:p>
              </table:table-cell>
              <table:table-cell office:value-type="float" office:value="1.611308">
                <text:p>1.611308</text:p>
              </table:table-cell>
              <table:table-cell office:value-type="float" office:value="0.769268">
                <text:p>0.769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19999">
                <text:p>1.719999</text:p>
              </table:table-cell>
              <table:table-cell office:value-type="float" office:value="0.813375">
                <text:p>0.813375</text:p>
              </table:table-cell>
              <table:table-cell office:value-type="float" office:value="1.648046">
                <text:p>1.648046</text:p>
              </table:table-cell>
              <table:table-cell office:value-type="float" office:value="0.766011">
                <text:p>0.766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9999">
                <text:p>1.759999</text:p>
              </table:table-cell>
              <table:table-cell office:value-type="float" office:value="0.810716">
                <text:p>0.810716</text:p>
              </table:table-cell>
              <table:table-cell office:value-type="float" office:value="1.68471">
                <text:p>1.68471</text:p>
              </table:table-cell>
              <table:table-cell office:value-type="float" office:value="0.76178">
                <text:p>0.761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99999">
                <text:p>1.799999</text:p>
              </table:table-cell>
              <table:table-cell office:value-type="float" office:value="0.807076">
                <text:p>0.807076</text:p>
              </table:table-cell>
              <table:table-cell office:value-type="float" office:value="1.7213">
                <text:p>1.7213</text:p>
              </table:table-cell>
              <table:table-cell office:value-type="float" office:value="0.756577">
                <text:p>0.756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9999">
                <text:p>1.839999</text:p>
              </table:table-cell>
              <table:table-cell office:value-type="float" office:value="0.802456">
                <text:p>0.802456</text:p>
              </table:table-cell>
              <table:table-cell office:value-type="float" office:value="1.757818">
                <text:p>1.757818</text:p>
              </table:table-cell>
              <table:table-cell office:value-type="float" office:value="0.750403">
                <text:p>0.750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79999">
                <text:p>1.879999</text:p>
              </table:table-cell>
              <table:table-cell office:value-type="float" office:value="0.796855">
                <text:p>0.796855</text:p>
              </table:table-cell>
              <table:table-cell office:value-type="float" office:value="1.794262">
                <text:p>1.794262</text:p>
              </table:table-cell>
              <table:table-cell office:value-type="float" office:value="0.743262">
                <text:p>0.743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19999">
                <text:p>1.919999</text:p>
              </table:table-cell>
              <table:table-cell office:value-type="float" office:value="0.790274">
                <text:p>0.790274</text:p>
              </table:table-cell>
              <table:table-cell office:value-type="float" office:value="1.830634">
                <text:p>1.830634</text:p>
              </table:table-cell>
              <table:table-cell office:value-type="float" office:value="0.735153">
                <text:p>0.735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59999">
                <text:p>1.959999</text:p>
              </table:table-cell>
              <table:table-cell office:value-type="float" office:value="0.782711">
                <text:p>0.782711</text:p>
              </table:table-cell>
              <table:table-cell office:value-type="float" office:value="1.866932">
                <text:p>1.866932</text:p>
              </table:table-cell>
              <table:table-cell office:value-type="float" office:value="0.726081">
                <text:p>0.7260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99999">
                <text:p>1.999999</text:p>
              </table:table-cell>
              <table:table-cell office:value-type="float" office:value="0.774168">
                <text:p>0.774168</text:p>
              </table:table-cell>
              <table:table-cell office:value-type="float" office:value="1.903159">
                <text:p>1.903159</text:p>
              </table:table-cell>
              <table:table-cell office:value-type="float" office:value="0.716046">
                <text:p>0.716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39999">
                <text:p>2.039999</text:p>
              </table:table-cell>
              <table:table-cell office:value-type="float" office:value="0.764645">
                <text:p>0.764645</text:p>
              </table:table-cell>
              <table:table-cell office:value-type="float" office:value="1.939312">
                <text:p>1.939312</text:p>
              </table:table-cell>
              <table:table-cell office:value-type="float" office:value="0.70505">
                <text:p>0.70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79999">
                <text:p>2.079999</text:p>
              </table:table-cell>
              <table:table-cell office:value-type="float" office:value="0.75414">
                <text:p>0.75414</text:p>
              </table:table-cell>
              <table:table-cell office:value-type="float" office:value="1.975394">
                <text:p>1.975394</text:p>
              </table:table-cell>
              <table:table-cell office:value-type="float" office:value="0.693096">
                <text:p>0.693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19999">
                <text:p>2.119999</text:p>
              </table:table-cell>
              <table:table-cell office:value-type="float" office:value="0.742656">
                <text:p>0.742656</text:p>
              </table:table-cell>
              <table:table-cell office:value-type="float" office:value="2.011403">
                <text:p>2.011403</text:p>
              </table:table-cell>
              <table:table-cell office:value-type="float" office:value="0.680185">
                <text:p>0.680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9999">
                <text:p>2.159999</text:p>
              </table:table-cell>
              <table:table-cell office:value-type="float" office:value="0.73019">
                <text:p>0.73019</text:p>
              </table:table-cell>
              <table:table-cell office:value-type="float" office:value="2.04734">
                <text:p>2.04734</text:p>
              </table:table-cell>
              <table:table-cell office:value-type="float" office:value="0.666319">
                <text:p>0.6663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99999">
                <text:p>2.199999</text:p>
              </table:table-cell>
              <table:table-cell office:value-type="float" office:value="0.716744">
                <text:p>0.716744</text:p>
              </table:table-cell>
              <table:table-cell office:value-type="float" office:value="2.083205">
                <text:p>2.083205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39999">
                <text:p>2.239999</text:p>
              </table:table-cell>
              <table:table-cell office:value-type="float" office:value="0.702317">
                <text:p>0.702317</text:p>
              </table:table-cell>
              <table:table-cell office:value-type="float" office:value="2.118999">
                <text:p>2.118999</text:p>
              </table:table-cell>
              <table:table-cell office:value-type="float" office:value="0.63573">
                <text:p>0.63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79999">
                <text:p>2.279999</text:p>
              </table:table-cell>
              <table:table-cell office:value-type="float" office:value="0.686909">
                <text:p>0.686909</text:p>
              </table:table-cell>
              <table:table-cell office:value-type="float" office:value="2.154721">
                <text:p>2.154721</text:p>
              </table:table-cell>
              <table:table-cell office:value-type="float" office:value="0.619011">
                <text:p>0.6190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19999">
                <text:p>2.319999</text:p>
              </table:table-cell>
              <table:table-cell office:value-type="float" office:value="0.670521">
                <text:p>0.670521</text:p>
              </table:table-cell>
              <table:table-cell office:value-type="float" office:value="2.190372">
                <text:p>2.190372</text:p>
              </table:table-cell>
              <table:table-cell office:value-type="float" office:value="0.601345">
                <text:p>0.601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9999">
                <text:p>2.359999</text:p>
              </table:table-cell>
              <table:table-cell office:value-type="float" office:value="0.653152">
                <text:p>0.653152</text:p>
              </table:table-cell>
              <table:table-cell office:value-type="float" office:value="2.225951">
                <text:p>2.225951</text:p>
              </table:table-cell>
              <table:table-cell office:value-type="float" office:value="0.582733">
                <text:p>0.5827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99999">
                <text:p>2.399999</text:p>
              </table:table-cell>
              <table:table-cell office:value-type="float" office:value="0.634803">
                <text:p>0.634803</text:p>
              </table:table-cell>
              <table:table-cell office:value-type="float" office:value="2.261459">
                <text:p>2.261459</text:p>
              </table:table-cell>
              <table:table-cell office:value-type="float" office:value="0.563178">
                <text:p>0.563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39999">
                <text:p>2.439999</text:p>
              </table:table-cell>
              <table:table-cell office:value-type="float" office:value="0.615472">
                <text:p>0.615472</text:p>
              </table:table-cell>
              <table:table-cell office:value-type="float" office:value="2.296896">
                <text:p>2.296896</text:p>
              </table:table-cell>
              <table:table-cell office:value-type="float" office:value="0.542681">
                <text:p>0.5426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79999">
                <text:p>2.479999</text:p>
              </table:table-cell>
              <table:table-cell office:value-type="float" office:value="0.595161">
                <text:p>0.595161</text:p>
              </table:table-cell>
              <table:table-cell office:value-type="float" office:value="2.332262">
                <text:p>2.332262</text:p>
              </table:table-cell>
              <table:table-cell office:value-type="float" office:value="0.521245">
                <text:p>0.521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19999">
                <text:p>2.519999</text:p>
              </table:table-cell>
              <table:table-cell office:value-type="float" office:value="0.57387">
                <text:p>0.57387</text:p>
              </table:table-cell>
              <table:table-cell office:value-type="float" office:value="2.367558">
                <text:p>2.367558</text:p>
              </table:table-cell>
              <table:table-cell office:value-type="float" office:value="0.498871">
                <text:p>0.498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59999">
                <text:p>2.559999</text:p>
              </table:table-cell>
              <table:table-cell office:value-type="float" office:value="0.551598">
                <text:p>0.551598</text:p>
              </table:table-cell>
              <table:table-cell office:value-type="float" office:value="2.402783">
                <text:p>2.402783</text:p>
              </table:table-cell>
              <table:table-cell office:value-type="float" office:value="0.475561">
                <text:p>0.4755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99999">
                <text:p>2.599999</text:p>
              </table:table-cell>
              <table:table-cell office:value-type="float" office:value="0.528345">
                <text:p>0.528345</text:p>
              </table:table-cell>
              <table:table-cell office:value-type="float" office:value="2.437937">
                <text:p>2.437937</text:p>
              </table:table-cell>
              <table:table-cell office:value-type="float" office:value="0.451317">
                <text:p>0.451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39999">
                <text:p>2.639999</text:p>
              </table:table-cell>
              <table:table-cell office:value-type="float" office:value="0.504111">
                <text:p>0.504111</text:p>
              </table:table-cell>
              <table:table-cell office:value-type="float" office:value="2.473021">
                <text:p>2.473021</text:p>
              </table:table-cell>
              <table:table-cell office:value-type="float" office:value="0.426141">
                <text:p>0.4261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9999">
                <text:p>2.679999</text:p>
              </table:table-cell>
              <table:table-cell office:value-type="float" office:value="0.478897">
                <text:p>0.478897</text:p>
              </table:table-cell>
              <table:table-cell office:value-type="float" office:value="2.508035">
                <text:p>2.508035</text:p>
              </table:table-cell>
              <table:table-cell office:value-type="float" office:value="0.400034">
                <text:p>0.4000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19999">
                <text:p>2.719999</text:p>
              </table:table-cell>
              <table:table-cell office:value-type="float" office:value="0.452702">
                <text:p>0.452702</text:p>
              </table:table-cell>
              <table:table-cell office:value-type="float" office:value="2.542979">
                <text:p>2.542979</text:p>
              </table:table-cell>
              <table:table-cell office:value-type="float" office:value="0.372999">
                <text:p>0.372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59999">
                <text:p>2.759999</text:p>
              </table:table-cell>
              <table:table-cell office:value-type="float" office:value="0.425526">
                <text:p>0.425526</text:p>
              </table:table-cell>
              <table:table-cell office:value-type="float" office:value="2.577853">
                <text:p>2.577853</text:p>
              </table:table-cell>
              <table:table-cell office:value-type="float" office:value="0.345038">
                <text:p>0.345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99999">
                <text:p>2.799999</text:p>
              </table:table-cell>
              <table:table-cell office:value-type="float" office:value="0.39737">
                <text:p>0.39737</text:p>
              </table:table-cell>
              <table:table-cell office:value-type="float" office:value="2.612658">
                <text:p>2.612658</text:p>
              </table:table-cell>
              <table:table-cell office:value-type="float" office:value="0.316152">
                <text:p>0.316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39998">
                <text:p>2.839998</text:p>
              </table:table-cell>
              <table:table-cell office:value-type="float" office:value="0.368233">
                <text:p>0.368233</text:p>
              </table:table-cell>
              <table:table-cell office:value-type="float" office:value="2.647392">
                <text:p>2.647392</text:p>
              </table:table-cell>
              <table:table-cell office:value-type="float" office:value="0.286342">
                <text:p>0.2863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79998">
                <text:p>2.879998</text:p>
              </table:table-cell>
              <table:table-cell office:value-type="float" office:value="0.338116">
                <text:p>0.338116</text:p>
              </table:table-cell>
              <table:table-cell office:value-type="float" office:value="2.682057">
                <text:p>2.682057</text:p>
              </table:table-cell>
              <table:table-cell office:value-type="float" office:value="0.255612">
                <text:p>0.2556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9998">
                <text:p>2.919998</text:p>
              </table:table-cell>
              <table:table-cell office:value-type="float" office:value="0.307018">
                <text:p>0.307018</text:p>
              </table:table-cell>
              <table:table-cell office:value-type="float" office:value="2.716653">
                <text:p>2.716653</text:p>
              </table:table-cell>
              <table:table-cell office:value-type="float" office:value="0.223963">
                <text:p>0.223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59998">
                <text:p>2.959998</text:p>
              </table:table-cell>
              <table:table-cell office:value-type="float" office:value="0.274939">
                <text:p>0.274939</text:p>
              </table:table-cell>
              <table:table-cell office:value-type="float" office:value="2.75118">
                <text:p>2.75118</text:p>
              </table:table-cell>
              <table:table-cell office:value-type="float" office:value="0.191396">
                <text:p>0.191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99998">
                <text:p>2.999998</text:p>
              </table:table-cell>
              <table:table-cell office:value-type="float" office:value="0.241879">
                <text:p>0.241879</text:p>
              </table:table-cell>
              <table:table-cell office:value-type="float" office:value="2.785638">
                <text:p>2.785638</text:p>
              </table:table-cell>
              <table:table-cell office:value-type="float" office:value="0.157914">
                <text:p>0.157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39998">
                <text:p>3.039998</text:p>
              </table:table-cell>
              <table:table-cell office:value-type="float" office:value="0.207839">
                <text:p>0.207839</text:p>
              </table:table-cell>
              <table:table-cell office:value-type="float" office:value="2.820027">
                <text:p>2.820027</text:p>
              </table:table-cell>
              <table:table-cell office:value-type="float" office:value="0.123517">
                <text:p>0.123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79998">
                <text:p>3.079998</text:p>
              </table:table-cell>
              <table:table-cell office:value-type="float" office:value="0.172818">
                <text:p>0.172818</text:p>
              </table:table-cell>
              <table:table-cell office:value-type="float" office:value="2.854347">
                <text:p>2.854347</text:p>
              </table:table-cell>
              <table:table-cell office:value-type="float" office:value="0.08821">
                <text:p>0.088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19998">
                <text:p>3.119998</text:p>
              </table:table-cell>
              <table:table-cell office:value-type="float" office:value="0.136816">
                <text:p>0.136816</text:p>
              </table:table-cell>
              <table:table-cell office:value-type="float" office:value="2.888598">
                <text:p>2.888598</text:p>
              </table:table-cell>
              <table:table-cell office:value-type="float" office:value="0.051992">
                <text:p>0.0519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59998">
                <text:p>3.159998</text:p>
              </table:table-cell>
              <table:table-cell office:value-type="float" office:value="0.099834">
                <text:p>0.099834</text:p>
              </table:table-cell>
              <table:table-cell office:value-type="float" office:value="2.922781">
                <text:p>2.922781</text:p>
              </table:table-cell>
              <table:table-cell office:value-type="float" office:value="0.014865">
                <text:p>0.014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99998">
                <text:p>3.199998</text:p>
              </table:table-cell>
              <table:table-cell office:value-type="float" office:value="0.061871">
                <text:p>0.061871</text:p>
              </table:table-cell>
              <table:table-cell office:value-type="float" office:value="2.956895">
                <text:p>2.956895</text:p>
              </table:table-cell>
              <table:table-cell office:value-type="float" office:value="-0.023167">
                <text:p>-0.023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39998">
                <text:p>3.239998</text:p>
              </table:table-cell>
              <table:table-cell office:value-type="float" office:value="0.022928">
                <text:p>0.022928</text:p>
              </table:table-cell>
              <table:table-cell office:value-type="float" office:value="2.990941">
                <text:p>2.990941</text:p>
              </table:table-cell>
              <table:table-cell office:value-type="float" office:value="-0.062104">
                <text:p>-0.062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79998">
                <text:p>3.279998</text:p>
              </table:table-cell>
              <table:table-cell office:value-type="float" office:value="-0.016996">
                <text:p>-0.016996</text:p>
              </table:table-cell>
              <table:table-cell office:value-type="float" office:value="3.024919">
                <text:p>3.024919</text:p>
              </table:table-cell>
              <table:table-cell office:value-type="float" office:value="-0.101944">
                <text:p>-0.1019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19998">
                <text:p>3.319998</text:p>
              </table:table-cell>
              <table:table-cell office:value-type="float" office:value="-0.057901">
                <text:p>-0.057901</text:p>
              </table:table-cell>
              <table:table-cell office:value-type="float" office:value="3.05883">
                <text:p>3.05883</text:p>
              </table:table-cell>
              <table:table-cell office:value-type="float" office:value="-0.142685">
                <text:p>-0.1426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59998">
                <text:p>3.359998</text:p>
              </table:table-cell>
              <table:table-cell office:value-type="float" office:value="-0.099787">
                <text:p>-0.099787</text:p>
              </table:table-cell>
              <table:table-cell office:value-type="float" office:value="3.092672">
                <text:p>3.092672</text:p>
              </table:table-cell>
              <table:table-cell office:value-type="float" office:value="-0.184326">
                <text:p>-0.184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8">
                <text:p>3.399998</text:p>
              </table:table-cell>
              <table:table-cell office:value-type="float" office:value="-0.142653">
                <text:p>-0.142653</text:p>
              </table:table-cell>
              <table:table-cell office:value-type="float" office:value="3.126446">
                <text:p>3.126446</text:p>
              </table:table-cell>
              <table:table-cell office:value-type="float" office:value="-0.226863">
                <text:p>-0.2268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39998">
                <text:p>3.439998</text:p>
              </table:table-cell>
              <table:table-cell office:value-type="float" office:value="-0.1865">
                <text:p>-0.1865</text:p>
              </table:table-cell>
              <table:table-cell office:value-type="float" office:value="3.160154">
                <text:p>3.160154</text:p>
              </table:table-cell>
              <table:table-cell office:value-type="float" office:value="-0.270296">
                <text:p>-0.270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79998">
                <text:p>3.479998</text:p>
              </table:table-cell>
              <table:table-cell office:value-type="float" office:value="-0.231327">
                <text:p>-0.231327</text:p>
              </table:table-cell>
              <table:table-cell office:value-type="float" office:value="3.193793">
                <text:p>3.193793</text:p>
              </table:table-cell>
              <table:table-cell office:value-type="float" office:value="-0.314623">
                <text:p>-0.3146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19998">
                <text:p>3.519998</text:p>
              </table:table-cell>
              <table:table-cell office:value-type="float" office:value="-0.277136">
                <text:p>-0.277136</text:p>
              </table:table-cell>
              <table:table-cell office:value-type="float" office:value="3.227366">
                <text:p>3.227366</text:p>
              </table:table-cell>
              <table:table-cell office:value-type="float" office:value="-0.359842">
                <text:p>-0.3598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59998">
                <text:p>3.559998</text:p>
              </table:table-cell>
              <table:table-cell office:value-type="float" office:value="-0.323925">
                <text:p>-0.323925</text:p>
              </table:table-cell>
              <table:table-cell office:value-type="float" office:value="3.260871">
                <text:p>3.260871</text:p>
              </table:table-cell>
              <table:table-cell office:value-type="float" office:value="-0.405951">
                <text:p>-0.4059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99998">
                <text:p>3.599998</text:p>
              </table:table-cell>
              <table:table-cell office:value-type="float" office:value="-0.371694">
                <text:p>-0.371694</text:p>
              </table:table-cell>
              <table:table-cell office:value-type="float" office:value="3.294309">
                <text:p>3.294309</text:p>
              </table:table-cell>
              <table:table-cell office:value-type="float" office:value="-0.452949">
                <text:p>-0.452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39998">
                <text:p>3.639998</text:p>
              </table:table-cell>
              <table:table-cell office:value-type="float" office:value="-0.420444">
                <text:p>-0.420444</text:p>
              </table:table-cell>
              <table:table-cell office:value-type="float" office:value="3.327681">
                <text:p>3.327681</text:p>
              </table:table-cell>
              <table:table-cell office:value-type="float" office:value="-0.500833">
                <text:p>-0.5008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79998">
                <text:p>3.679998</text:p>
              </table:table-cell>
              <table:table-cell office:value-type="float" office:value="-0.470175">
                <text:p>-0.470175</text:p>
              </table:table-cell>
              <table:table-cell office:value-type="float" office:value="3.360985">
                <text:p>3.360985</text:p>
              </table:table-cell>
              <table:table-cell office:value-type="float" office:value="-0.549602">
                <text:p>-0.549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19998">
                <text:p>3.719998</text:p>
              </table:table-cell>
              <table:table-cell office:value-type="float" office:value="-0.520887">
                <text:p>-0.520887</text:p>
              </table:table-cell>
              <table:table-cell office:value-type="float" office:value="3.394223">
                <text:p>3.394223</text:p>
              </table:table-cell>
              <table:table-cell office:value-type="float" office:value="-0.599255">
                <text:p>-0.599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59998">
                <text:p>3.759998</text:p>
              </table:table-cell>
              <table:table-cell office:value-type="float" office:value="-0.572579">
                <text:p>-0.572579</text:p>
              </table:table-cell>
              <table:table-cell office:value-type="float" office:value="3.427395">
                <text:p>3.427395</text:p>
              </table:table-cell>
              <table:table-cell office:value-type="float" office:value="-0.649788">
                <text:p>-0.6497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99998">
                <text:p>3.799998</text:p>
              </table:table-cell>
              <table:table-cell office:value-type="float" office:value="-0.625252">
                <text:p>-0.625252</text:p>
              </table:table-cell>
              <table:table-cell office:value-type="float" office:value="3.4605">
                <text:p>3.4605</text:p>
              </table:table-cell>
              <table:table-cell office:value-type="float" office:value="-0.701201">
                <text:p>-0.701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39998">
                <text:p>3.839998</text:p>
              </table:table-cell>
              <table:table-cell office:value-type="float" office:value="-0.678905">
                <text:p>-0.678905</text:p>
              </table:table-cell>
              <table:table-cell office:value-type="float" office:value="3.493539">
                <text:p>3.493539</text:p>
              </table:table-cell>
              <table:table-cell office:value-type="float" office:value="-0.753493">
                <text:p>-0.7534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79997">
                <text:p>3.879997</text:p>
              </table:table-cell>
              <table:table-cell office:value-type="float" office:value="-0.733539">
                <text:p>-0.733539</text:p>
              </table:table-cell>
              <table:table-cell office:value-type="float" office:value="3.526512">
                <text:p>3.526512</text:p>
              </table:table-cell>
              <table:table-cell office:value-type="float" office:value="-0.80666">
                <text:p>-0.806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19997">
                <text:p>3.919997</text:p>
              </table:table-cell>
              <table:table-cell office:value-type="float" office:value="-0.789154">
                <text:p>-0.789154</text:p>
              </table:table-cell>
              <table:table-cell office:value-type="float" office:value="3.559419">
                <text:p>3.559419</text:p>
              </table:table-cell>
              <table:table-cell office:value-type="float" office:value="-0.860701">
                <text:p>-0.860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59997">
                <text:p>3.959997</text:p>
              </table:table-cell>
              <table:table-cell office:value-type="float" office:value="-0.84575">
                <text:p>-0.84575</text:p>
              </table:table-cell>
              <table:table-cell office:value-type="float" office:value="3.59226">
                <text:p>3.59226</text:p>
              </table:table-cell>
              <table:table-cell office:value-type="float" office:value="-0.915615">
                <text:p>-0.915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99997">
                <text:p>3.999997</text:p>
              </table:table-cell>
              <table:table-cell office:value-type="float" office:value="-0.903326">
                <text:p>-0.903326</text:p>
              </table:table-cell>
              <table:table-cell office:value-type="float" office:value="3.625036">
                <text:p>3.625036</text:p>
              </table:table-cell>
              <table:table-cell office:value-type="float" office:value="-0.9714">
                <text:p>-0.9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99cm" svg:y="3.706cm" style:legend-expansion="high" chart:style-name="ch2"/>
        <chart:plot-area chart:style-name="ch3" table:cell-range-address="Sheet2.C4:Sheet2.D23 Sheet2.C2:Sheet2.C2 Sheet2.E2:Sheet2.E2 Sheet2.F4:Sheet2.F23 Sheet2.G2:Sheet2.G2 Sheet2.H4:Sheet2.H23" chart:data-source-has-labels="row" svg:x="0.319cm" svg:y="0.18cm" svg:width="12.561cm" svg:height="8.646cm">
          <chartooo:coordinate-region svg:x="1.046cm" svg:y="0.38cm" svg:width="11.59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D4:Sheet2.D23" chart:label-cell-address="Sheet2.C2:Sheet2.C2" chart:class="chart:scatter">
            <chart:domain table:cell-range-address="Sheet2.C4:Sheet2.C23"/>
            <chart:data-point chart:repeated="20"/>
          </chart:series>
          <chart:series chart:style-name="ch8" chart:values-cell-range-address="Sheet2.F4:Sheet2.F23" chart:label-cell-address="Sheet2.E2:Sheet2.E2" chart:class="chart:scatter">
            <chart:domain table:cell-range-address="Sheet2.E4:Sheet2.E23"/>
            <chart:data-point chart:repeated="20"/>
          </chart:series>
          <chart:series chart:style-name="ch9" chart:values-cell-range-address="Sheet2.H4:Sheet2.H23" chart:label-cell-address="Sheet2.G2:Sheet2.G2" chart:class="chart:scatter">
            <chart:domain table:cell-range-address="Sheet2.G4:Sheet2.G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rticle 1</text:p>
                <draw:g>
                  <svg:desc>Sheet2.C2:Sheet2.C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Particle 2</text:p>
                <draw:g>
                  <svg:desc>Sheet2.E2:Sheet2.E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article 3</text:p>
                <draw:g>
                  <svg:desc>Sheet2.G2:Sheet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2.C4:Sheet2.C23</svg:desc>
                </draw:g>
              </table:table-cell>
              <table:table-cell office:value-type="float" office:value="0.05">
                <text:p>0.05</text:p>
                <draw:g>
                  <svg:desc>Sheet2.D4:Sheet2.D23</svg:desc>
                </draw:g>
              </table:table-cell>
              <table:table-cell office:value-type="float" office:value="0.025">
                <text:p>0.025</text:p>
                <draw:g>
                  <svg:desc>Sheet2.E4:Sheet2.E23</svg:desc>
                </draw:g>
              </table:table-cell>
              <table:table-cell office:value-type="float" office:value="1.975">
                <text:p>1.975</text:p>
                <draw:g>
                  <svg:desc>Sheet2.F4:Sheet2.F23</svg:desc>
                </draw:g>
              </table:table-cell>
              <table:table-cell office:value-type="float" office:value="1.95">
                <text:p>1.95</text:p>
                <draw:g>
                  <svg:desc>Sheet2.G4:Sheet2.G23</svg:desc>
                </draw:g>
              </table:table-cell>
              <table:table-cell office:value-type="float" office:value="1.95">
                <text:p>1.95</text:p>
                <draw:g>
                  <svg:desc>Sheet2.H4:Sheet2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075">
                <text:p>0.075</text:p>
              </table:table-cell>
              <table:table-cell office:value-type="float" office:value="1.925">
                <text:p>1.925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1.875">
                <text:p>1.8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1.85">
                <text:p>1.85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155565">
                <text:p>0.155565</text:p>
              </table:table-cell>
              <table:table-cell office:value-type="float" office:value="1.827215">
                <text:p>1.827215</text:p>
              </table:table-cell>
              <table:table-cell office:value-type="float" office:value="1.659718">
                <text:p>1.659718</text:p>
              </table:table-cell>
              <table:table-cell office:value-type="float" office:value="1.648893">
                <text:p>1.648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085599">
                <text:p>0.085599</text:p>
              </table:table-cell>
              <table:table-cell office:value-type="float" office:value="1.813041">
                <text:p>1.813041</text:p>
              </table:table-cell>
              <table:table-cell office:value-type="float" office:value="1.657201">
                <text:p>1.657201</text:p>
              </table:table-cell>
              <table:table-cell office:value-type="float" office:value="1.59348">
                <text:p>1.59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015633">
                <text:p>0.015633</text:p>
              </table:table-cell>
              <table:table-cell office:value-type="float" office:value="1.798866">
                <text:p>1.798866</text:p>
              </table:table-cell>
              <table:table-cell office:value-type="float" office:value="1.654684">
                <text:p>1.654684</text:p>
              </table:table-cell>
              <table:table-cell office:value-type="float" office:value="1.538068">
                <text:p>1.538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0.054334">
                <text:p>-0.054334</text:p>
              </table:table-cell>
              <table:table-cell office:value-type="float" office:value="1.784691">
                <text:p>1.784691</text:p>
              </table:table-cell>
              <table:table-cell office:value-type="float" office:value="1.652167">
                <text:p>1.652167</text:p>
              </table:table-cell>
              <table:table-cell office:value-type="float" office:value="1.482655">
                <text:p>1.482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424">
                <text:p>0.454424</text:p>
              </table:table-cell>
              <table:table-cell office:value-type="float" office:value="0.469154">
                <text:p>0.469154</text:p>
              </table:table-cell>
              <table:table-cell office:value-type="float" office:value="-0.1243">
                <text:p>-0.1243</text:p>
              </table:table-cell>
              <table:table-cell office:value-type="float" office:value="1.770516">
                <text:p>1.770516</text:p>
              </table:table-cell>
              <table:table-cell office:value-type="float" office:value="1.697439">
                <text:p>1.697439</text:p>
              </table:table-cell>
              <table:table-cell office:value-type="float" office:value="1.467666">
                <text:p>1.467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4305">
                <text:p>0.394305</text:p>
              </table:table-cell>
              <table:table-cell office:value-type="float" office:value="0.426006">
                <text:p>0.426006</text:p>
              </table:table-cell>
              <table:table-cell office:value-type="float" office:value="-0.194267">
                <text:p>-0.194267</text:p>
              </table:table-cell>
              <table:table-cell office:value-type="float" office:value="1.756341">
                <text:p>1.756341</text:p>
              </table:table-cell>
              <table:table-cell office:value-type="float" office:value="1.749981">
                <text:p>1.749981</text:p>
              </table:table-cell>
              <table:table-cell office:value-type="float" office:value="1.458827">
                <text:p>1.458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4186">
                <text:p>0.334186</text:p>
              </table:table-cell>
              <table:table-cell office:value-type="float" office:value="0.382858">
                <text:p>0.382858</text:p>
              </table:table-cell>
              <table:table-cell office:value-type="float" office:value="-0.264233">
                <text:p>-0.264233</text:p>
              </table:table-cell>
              <table:table-cell office:value-type="float" office:value="1.742166">
                <text:p>1.742166</text:p>
              </table:table-cell>
              <table:table-cell office:value-type="float" office:value="1.802524">
                <text:p>1.802524</text:p>
              </table:table-cell>
              <table:table-cell office:value-type="float" office:value="1.449989">
                <text:p>1.449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4067">
                <text:p>0.274067</text:p>
              </table:table-cell>
              <table:table-cell office:value-type="float" office:value="0.33971">
                <text:p>0.33971</text:p>
              </table:table-cell>
              <table:table-cell office:value-type="float" office:value="-0.334199">
                <text:p>-0.334199</text:p>
              </table:table-cell>
              <table:table-cell office:value-type="float" office:value="1.727992">
                <text:p>1.727992</text:p>
              </table:table-cell>
              <table:table-cell office:value-type="float" office:value="1.855067">
                <text:p>1.855067</text:p>
              </table:table-cell>
              <table:table-cell office:value-type="float" office:value="1.44115">
                <text:p>1.44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3948">
                <text:p>0.213948</text:p>
              </table:table-cell>
              <table:table-cell office:value-type="float" office:value="0.296562">
                <text:p>0.296562</text:p>
              </table:table-cell>
              <table:table-cell office:value-type="float" office:value="-0.404166">
                <text:p>-0.404166</text:p>
              </table:table-cell>
              <table:table-cell office:value-type="float" office:value="1.713817">
                <text:p>1.713817</text:p>
              </table:table-cell>
              <table:table-cell office:value-type="float" office:value="1.907609">
                <text:p>1.907609</text:p>
              </table:table-cell>
              <table:table-cell office:value-type="float" office:value="1.432312">
                <text:p>1.432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3829">
                <text:p>0.153829</text:p>
              </table:table-cell>
              <table:table-cell office:value-type="float" office:value="0.253414">
                <text:p>0.253414</text:p>
              </table:table-cell>
              <table:table-cell office:value-type="float" office:value="-0.474132">
                <text:p>-0.474132</text:p>
              </table:table-cell>
              <table:table-cell office:value-type="float" office:value="1.699642">
                <text:p>1.699642</text:p>
              </table:table-cell>
              <table:table-cell office:value-type="float" office:value="1.960152">
                <text:p>1.960152</text:p>
              </table:table-cell>
              <table:table-cell office:value-type="float" office:value="1.423473">
                <text:p>1.423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3709">
                <text:p>0.093709</text:p>
              </table:table-cell>
              <table:table-cell office:value-type="float" office:value="0.210266">
                <text:p>0.210266</text:p>
              </table:table-cell>
              <table:table-cell office:value-type="float" office:value="-0.544099">
                <text:p>-0.544099</text:p>
              </table:table-cell>
              <table:table-cell office:value-type="float" office:value="1.685467">
                <text:p>1.685467</text:p>
              </table:table-cell>
              <table:table-cell office:value-type="float" office:value="2.012695">
                <text:p>2.012695</text:p>
              </table:table-cell>
              <table:table-cell office:value-type="float" office:value="1.414634">
                <text:p>1.414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59">
                <text:p>0.03359</text:p>
              </table:table-cell>
              <table:table-cell office:value-type="float" office:value="0.167118">
                <text:p>0.167118</text:p>
              </table:table-cell>
              <table:table-cell office:value-type="float" office:value="-0.614065">
                <text:p>-0.614065</text:p>
              </table:table-cell>
              <table:table-cell office:value-type="float" office:value="1.671292">
                <text:p>1.671292</text:p>
              </table:table-cell>
              <table:table-cell office:value-type="float" office:value="2.065238">
                <text:p>2.065238</text:p>
              </table:table-cell>
              <table:table-cell office:value-type="float" office:value="1.405796">
                <text:p>1.405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6529">
                <text:p>-0.026529</text:p>
              </table:table-cell>
              <table:table-cell office:value-type="float" office:value="0.12397">
                <text:p>0.12397</text:p>
              </table:table-cell>
              <table:table-cell office:value-type="float" office:value="-0.684032">
                <text:p>-0.684032</text:p>
              </table:table-cell>
              <table:table-cell office:value-type="float" office:value="1.657117">
                <text:p>1.657117</text:p>
              </table:table-cell>
              <table:table-cell office:value-type="float" office:value="2.11778">
                <text:p>2.11778</text:p>
              </table:table-cell>
              <table:table-cell office:value-type="float" office:value="1.396957">
                <text:p>1.396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86648">
                <text:p>-0.086648</text:p>
              </table:table-cell>
              <table:table-cell office:value-type="float" office:value="0.080822">
                <text:p>0.080822</text:p>
              </table:table-cell>
              <table:table-cell office:value-type="float" office:value="-0.753998">
                <text:p>-0.753998</text:p>
              </table:table-cell>
              <table:table-cell office:value-type="float" office:value="1.642943">
                <text:p>1.642943</text:p>
              </table:table-cell>
              <table:table-cell office:value-type="float" office:value="2.170323">
                <text:p>2.170323</text:p>
              </table:table-cell>
              <table:table-cell office:value-type="float" office:value="1.388119">
                <text:p>1.3881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